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6pt" officeooo:rsid="000cc372" officeooo:paragraph-rsid="000cc372" style:font-size-asian="16pt" style:font-size-complex="16pt"/>
    </style:style>
    <style:style style:name="P2" style:family="paragraph" style:parent-style-name="Standard">
      <style:text-properties fo:font-size="16pt" officeooo:rsid="000a45e4" officeooo:paragraph-rsid="000cc372" style:font-size-asian="16pt" style:font-size-complex="16pt"/>
    </style:style>
    <style:style style:name="P3" style:family="paragraph" style:parent-style-name="Standard">
      <style:text-properties fo:font-size="16pt" officeooo:rsid="000a45e4" officeooo:paragraph-rsid="000a45e4" style:font-size-asian="16pt" style:font-size-complex="16pt"/>
    </style:style>
    <style:style style:name="P4" style:family="paragraph" style:parent-style-name="Standard">
      <style:text-properties fo:font-size="16pt" officeooo:rsid="000a571e" officeooo:paragraph-rsid="000a571e" style:font-size-asian="16pt" style:font-size-complex="16pt"/>
    </style:style>
    <style:style style:name="P5" style:family="paragraph" style:parent-style-name="Standard">
      <style:text-properties fo:font-size="16pt" officeooo:rsid="000a571e" officeooo:paragraph-rsid="0020e7bf" style:font-size-asian="16pt" style:font-size-complex="16pt"/>
    </style:style>
    <style:style style:name="P6" style:family="paragraph" style:parent-style-name="Standard">
      <style:text-properties fo:font-size="16pt" officeooo:rsid="0014542e" officeooo:paragraph-rsid="0014542e" style:font-size-asian="16pt" style:font-size-complex="16pt"/>
    </style:style>
    <style:style style:name="P7" style:family="paragraph" style:parent-style-name="Standard">
      <style:text-properties fo:font-size="16pt" officeooo:rsid="000de968" officeooo:paragraph-rsid="000de968" style:font-size-asian="16pt" style:font-size-complex="16pt"/>
    </style:style>
    <style:style style:name="P8" style:family="paragraph" style:parent-style-name="Standard">
      <style:text-properties fo:font-size="16pt" officeooo:rsid="00108a30" officeooo:paragraph-rsid="0014542e" style:font-size-asian="16pt" style:font-size-complex="16pt"/>
    </style:style>
    <style:style style:name="P9" style:family="paragraph" style:parent-style-name="Standard">
      <style:text-properties fo:font-size="16pt" officeooo:rsid="00108a30" officeooo:paragraph-rsid="00108a30" style:font-size-asian="16pt" style:font-size-complex="16pt"/>
    </style:style>
    <style:style style:name="P10" style:family="paragraph" style:parent-style-name="Standard">
      <style:text-properties fo:font-size="16pt" officeooo:rsid="000de968" officeooo:paragraph-rsid="00159861" style:font-size-asian="16pt" style:font-size-complex="16pt"/>
    </style:style>
    <style:style style:name="P11" style:family="paragraph" style:parent-style-name="Standard">
      <style:text-properties fo:font-size="16pt" officeooo:rsid="00159861" officeooo:paragraph-rsid="00159861" style:font-size-asian="16pt" style:font-size-complex="16pt"/>
    </style:style>
    <style:style style:name="P12" style:family="paragraph" style:parent-style-name="Standard">
      <style:text-properties fo:font-size="16pt" officeooo:rsid="000de968" officeooo:paragraph-rsid="00165f37" style:font-size-asian="16pt" style:font-size-complex="16pt"/>
    </style:style>
    <style:style style:name="P13" style:family="paragraph" style:parent-style-name="Standard">
      <style:text-properties fo:font-size="16pt" officeooo:rsid="000de968" officeooo:paragraph-rsid="00167da2" style:font-size-asian="16pt" style:font-size-complex="16pt"/>
    </style:style>
    <style:style style:name="P14" style:family="paragraph" style:parent-style-name="Standard">
      <style:text-properties fo:font-size="16pt" fo:font-weight="bold" officeooo:rsid="00167da2" officeooo:paragraph-rsid="00167da2" style:font-size-asian="16pt" style:font-weight-asian="bold" style:font-size-complex="16pt" style:font-weight-complex="bold"/>
    </style:style>
    <style:style style:name="P15" style:family="paragraph" style:parent-style-name="Standard">
      <style:text-properties fo:font-size="16pt" officeooo:rsid="001b0845" officeooo:paragraph-rsid="001b0845" style:font-size-asian="16pt" style:font-size-complex="16pt"/>
    </style:style>
    <style:style style:name="P16" style:family="paragraph" style:parent-style-name="Standard">
      <style:text-properties fo:font-size="16pt" officeooo:rsid="001c88a6" officeooo:paragraph-rsid="001c88a6" style:font-size-asian="16pt" style:font-size-complex="16pt"/>
    </style:style>
    <style:style style:name="P17" style:family="paragraph" style:parent-style-name="Standard">
      <style:text-properties fo:font-size="16pt" officeooo:rsid="001d207a" officeooo:paragraph-rsid="001d207a" style:font-size-asian="16pt" style:font-size-complex="16pt"/>
    </style:style>
    <style:style style:name="P18" style:family="paragraph" style:parent-style-name="Standard">
      <style:text-properties fo:font-size="16pt" officeooo:rsid="001fa063" officeooo:paragraph-rsid="001fa063" style:font-size-asian="16pt" style:font-size-complex="16pt"/>
    </style:style>
    <style:style style:name="P19" style:family="paragraph" style:parent-style-name="Standard">
      <style:text-properties fo:font-size="16pt" officeooo:rsid="00264c85" officeooo:paragraph-rsid="00264c85" style:font-size-asian="16pt" style:font-size-complex="16pt"/>
    </style:style>
    <style:style style:name="P20" style:family="paragraph" style:parent-style-name="Standard">
      <style:text-properties fo:font-size="16pt" officeooo:rsid="00286396" officeooo:paragraph-rsid="00286396" style:font-size-asian="16pt" style:font-size-complex="16pt"/>
    </style:style>
    <style:style style:name="P21" style:family="paragraph" style:parent-style-name="Standard">
      <style:text-properties fo:font-size="16pt" officeooo:rsid="00286396" officeooo:paragraph-rsid="0029a8f1" style:font-size-asian="16pt" style:font-size-complex="16pt"/>
    </style:style>
    <style:style style:name="P22" style:family="paragraph" style:parent-style-name="Standard">
      <style:text-properties fo:font-size="16pt" style:text-underline-style="solid" style:text-underline-width="auto" style:text-underline-color="font-color" officeooo:rsid="0029a8f1" officeooo:paragraph-rsid="0029a8f1" style:font-size-asian="16pt" style:font-size-complex="16pt"/>
    </style:style>
    <style:style style:name="P23" style:family="paragraph" style:parent-style-name="Standard">
      <style:text-properties fo:font-size="16pt" style:text-underline-style="none" officeooo:rsid="0029a8f1" officeooo:paragraph-rsid="0029a8f1" style:font-size-asian="16pt" style:font-size-complex="16pt"/>
    </style:style>
    <style:style style:name="P24" style:family="paragraph" style:parent-style-name="Standard">
      <style:text-properties fo:font-size="16pt" style:text-underline-style="none" officeooo:rsid="0029ebd4" officeooo:paragraph-rsid="0029a8f1" style:font-size-asian="16pt" style:font-size-complex="16pt"/>
    </style:style>
    <style:style style:name="P25" style:family="paragraph" style:parent-style-name="Standard">
      <style:text-properties fo:font-size="16pt" style:text-underline-style="none" officeooo:rsid="0029ebd4" officeooo:paragraph-rsid="002b9425" style:font-size-asian="16pt" style:font-size-complex="16pt"/>
    </style:style>
    <style:style style:name="P26" style:family="paragraph" style:parent-style-name="Standard">
      <style:text-properties fo:font-size="16pt" officeooo:rsid="0029a8f1" officeooo:paragraph-rsid="0029a8f1" style:font-size-asian="16pt" style:font-size-complex="16pt"/>
    </style:style>
    <style:style style:name="P27" style:family="paragraph" style:parent-style-name="Standard">
      <style:text-properties fo:font-size="16pt" style:text-underline-style="none" officeooo:rsid="002b9425" officeooo:paragraph-rsid="0029a8f1" style:font-size-asian="16pt" style:font-size-complex="16pt"/>
    </style:style>
    <style:style style:name="P28" style:family="paragraph" style:parent-style-name="Standard">
      <style:text-properties fo:font-size="16pt" style:text-underline-style="none" officeooo:rsid="002b9425" officeooo:paragraph-rsid="002b9425" style:font-size-asian="16pt" style:font-size-complex="16pt"/>
    </style:style>
    <style:style style:name="P29" style:family="paragraph" style:parent-style-name="Standard">
      <style:text-properties fo:font-size="16pt" officeooo:rsid="002b9425" officeooo:paragraph-rsid="002b9425" style:font-size-asian="16pt" style:font-size-complex="16pt"/>
    </style:style>
    <style:style style:name="P30" style:family="paragraph" style:parent-style-name="Standard">
      <style:text-properties fo:font-size="16pt" style:text-underline-style="none" officeooo:rsid="002ca2a0" officeooo:paragraph-rsid="002b9425" style:font-size-asian="16pt" style:font-size-complex="16pt"/>
    </style:style>
    <style:style style:name="P31" style:family="paragraph" style:parent-style-name="Standard">
      <style:text-properties fo:font-size="16pt" style:text-underline-style="none" officeooo:rsid="002ca2a0" officeooo:paragraph-rsid="002ca2a0" style:font-size-asian="16pt" style:font-size-complex="16pt"/>
    </style:style>
    <style:style style:name="P32" style:family="paragraph" style:parent-style-name="Standard">
      <style:text-properties fo:font-size="16pt" style:text-underline-style="none" officeooo:rsid="00377a2d" officeooo:paragraph-rsid="002ca2a0" style:font-size-asian="16pt" style:font-size-complex="16pt"/>
    </style:style>
    <style:style style:name="P33" style:family="paragraph" style:parent-style-name="Standard">
      <style:text-properties fo:font-size="16pt" style:text-underline-style="none" officeooo:rsid="00377a2d" officeooo:paragraph-rsid="00377a2d" style:font-size-asian="16pt" style:font-size-complex="16pt"/>
    </style:style>
    <style:style style:name="P34" style:family="paragraph" style:parent-style-name="Standard">
      <style:text-properties fo:font-size="16pt" style:text-underline-style="none" officeooo:rsid="003cf2cb" officeooo:paragraph-rsid="003cf2cb" style:font-size-asian="16pt" style:font-size-complex="16pt"/>
    </style:style>
    <style:style style:name="P35" style:family="paragraph" style:parent-style-name="Standard">
      <style:text-properties fo:font-size="16pt" style:text-underline-style="none" officeooo:rsid="003cf2cb" officeooo:paragraph-rsid="00418263" style:font-size-asian="16pt" style:font-size-complex="16pt"/>
    </style:style>
    <style:style style:name="P36" style:family="paragraph" style:parent-style-name="Standard">
      <style:text-properties fo:font-size="16pt" style:text-underline-style="none" officeooo:rsid="00445de4" officeooo:paragraph-rsid="00445de4" style:font-size-asian="16pt" style:font-size-complex="16pt"/>
    </style:style>
    <style:style style:name="P37" style:family="paragraph" style:parent-style-name="Standard">
      <style:text-properties fo:font-size="16pt" style:text-underline-style="none" officeooo:rsid="0045fc91" officeooo:paragraph-rsid="0045fc91" style:font-size-asian="16pt" style:font-size-complex="16pt"/>
    </style:style>
    <style:style style:name="P38" style:family="paragraph" style:parent-style-name="Standard">
      <style:text-properties fo:font-size="16pt" style:text-underline-style="none" officeooo:rsid="00445de4" officeooo:paragraph-rsid="004b5fbc" style:font-size-asian="16pt" style:font-size-complex="16pt"/>
    </style:style>
    <style:style style:name="P39" style:family="paragraph" style:parent-style-name="Standard">
      <style:text-properties fo:font-size="16pt" style:text-underline-style="none" officeooo:rsid="0045fc91" officeooo:paragraph-rsid="004b5fbc" style:font-size-asian="16pt" style:font-size-complex="16pt"/>
    </style:style>
    <style:style style:name="P40" style:family="paragraph" style:parent-style-name="Table_20_Contents">
      <style:text-properties fo:font-size="16pt" officeooo:rsid="0045fc91" officeooo:paragraph-rsid="0045fc91" style:font-size-asian="16pt" style:font-size-complex="16pt"/>
    </style:style>
    <style:style style:name="P41" style:family="paragraph" style:parent-style-name="Table_20_Contents">
      <style:text-properties fo:font-size="16pt" style:text-underline-style="none" officeooo:rsid="0045fc91" officeooo:paragraph-rsid="0047505c" style:font-size-asian="16pt" style:font-size-complex="16pt"/>
    </style:style>
    <style:style style:name="P42" style:family="paragraph" style:parent-style-name="Table_20_Contents">
      <style:text-properties fo:font-size="16pt" style:text-underline-style="none" officeooo:rsid="0047505c" officeooo:paragraph-rsid="0047505c" style:font-size-asian="16pt" style:font-size-complex="16pt"/>
    </style:style>
    <style:style style:name="P43" style:family="paragraph" style:parent-style-name="Standard">
      <style:text-properties fo:font-size="16pt" style:text-underline-style="none" officeooo:rsid="0047bc7b" officeooo:paragraph-rsid="0047bc7b" fo:background-color="#ff0000" style:font-size-asian="16pt" style:font-size-complex="16pt"/>
    </style:style>
    <style:style style:name="P44" style:family="paragraph" style:parent-style-name="Standard">
      <style:text-properties fo:font-size="16pt" style:text-underline-style="none" officeooo:rsid="0047bc7b" officeooo:paragraph-rsid="0047bc7b" fo:background-color="#ffff00" style:font-size-asian="16pt" style:font-size-complex="16pt"/>
    </style:style>
    <style:style style:name="P45" style:family="paragraph" style:parent-style-name="Standard">
      <style:text-properties fo:font-size="16pt" style:text-underline-style="none" fo:font-weight="bold" officeooo:rsid="0047505c" officeooo:paragraph-rsid="0047505c" style:font-size-asian="16pt" style:font-weight-asian="bold" style:font-size-complex="16pt" style:font-weight-complex="bold"/>
    </style:style>
    <style:style style:name="P46" style:family="paragraph" style:parent-style-name="Standard">
      <style:text-properties fo:font-size="16pt" style:text-underline-style="none" fo:font-weight="normal" officeooo:rsid="0047505c" officeooo:paragraph-rsid="0047505c" style:font-size-asian="16pt" style:font-weight-asian="normal" style:font-size-complex="16pt" style:font-weight-complex="normal"/>
    </style:style>
    <style:style style:name="P47" style:family="paragraph" style:parent-style-name="Standard">
      <style:text-properties fo:font-size="16pt" style:text-underline-style="none" officeooo:rsid="0045fc91" officeooo:paragraph-rsid="0047bc7b" style:font-size-asian="16pt" style:font-size-complex="16pt"/>
    </style:style>
    <style:style style:name="P48" style:family="paragraph" style:parent-style-name="Table_20_Contents">
      <style:text-properties fo:font-size="16pt" officeooo:rsid="0047bc7b" officeooo:paragraph-rsid="0047bc7b" style:font-size-asian="16pt" style:font-size-complex="16pt"/>
    </style:style>
    <style:style style:name="P49" style:family="paragraph" style:parent-style-name="Table_20_Contents">
      <style:text-properties fo:font-size="16pt" officeooo:rsid="004805a2" officeooo:paragraph-rsid="004805a2" style:font-size-asian="16pt" style:font-size-complex="16pt"/>
    </style:style>
    <style:style style:name="P50" style:family="paragraph" style:parent-style-name="Table_20_Contents">
      <style:text-properties fo:font-size="16pt" officeooo:paragraph-rsid="0047bc7b" style:font-size-asian="16pt" style:font-size-complex="16pt"/>
    </style:style>
    <style:style style:name="P51" style:family="paragraph" style:parent-style-name="Standard">
      <style:text-properties fo:font-size="16pt" style:text-underline-style="none" fo:font-weight="normal" officeooo:rsid="0045fc91" officeooo:paragraph-rsid="0047bc7b" style:font-size-asian="16pt" style:font-weight-asian="normal" style:font-size-complex="16pt" style:font-weight-complex="normal"/>
    </style:style>
    <style:style style:name="P52" style:family="paragraph" style:parent-style-name="Standard">
      <style:text-properties fo:font-size="16pt" style:text-underline-style="none" fo:font-weight="normal" officeooo:rsid="004db3e8" officeooo:paragraph-rsid="004db3e8" style:font-size-asian="16pt" style:font-weight-asian="normal" style:font-size-complex="16pt" style:font-weight-complex="normal"/>
    </style:style>
    <style:style style:name="P53" style:family="paragraph" style:parent-style-name="Standard">
      <style:text-properties fo:font-size="16pt" style:text-underline-style="none" fo:font-weight="bold" officeooo:rsid="004db3e8" officeooo:paragraph-rsid="004db3e8" style:font-size-asian="16pt" style:font-weight-asian="bold" style:font-size-complex="16pt" style:font-weight-complex="bold"/>
    </style:style>
    <style:style style:name="P54" style:family="paragraph" style:parent-style-name="Standard">
      <style:text-properties fo:color="#000000" loext:opacity="100%" fo:font-size="16pt" style:text-underline-style="none" fo:font-weight="normal" officeooo:rsid="004db3e8" officeooo:paragraph-rsid="004db3e8" style:font-size-asian="16pt" style:font-weight-asian="normal" style:font-size-complex="16pt" style:font-weight-complex="normal"/>
    </style:style>
    <style:style style:name="P55" style:family="paragraph" style:parent-style-name="Standard" style:list-style-name="L1">
      <style:text-properties officeooo:paragraph-rsid="004db3e8"/>
    </style:style>
    <style:style style:name="P56" style:family="paragraph" style:parent-style-name="Standard">
      <style:text-properties fo:color="#000000" loext:opacity="100%" fo:font-size="16pt" style:text-underline-style="none" fo:font-weight="normal" officeooo:rsid="0050803d" officeooo:paragraph-rsid="0050803d" style:font-size-asian="16pt" style:font-weight-asian="normal" style:font-size-complex="16pt" style:font-weight-complex="normal"/>
    </style:style>
    <style:style style:name="P57" style:family="paragraph" style:parent-style-name="Standard">
      <style:text-properties fo:color="#000000" loext:opacity="100%" fo:font-size="20pt" style:text-underline-style="solid" style:text-underline-width="auto" style:text-underline-color="font-color" fo:font-weight="normal" officeooo:rsid="0050803d" officeooo:paragraph-rsid="0050803d" style:font-size-asian="20pt" style:font-weight-asian="normal" style:font-size-complex="20pt" style:font-weight-complex="normal"/>
    </style:style>
    <style:style style:name="P58" style:family="paragraph" style:parent-style-name="Standard">
      <style:text-properties fo:color="#000000" loext:opacity="100%" fo:font-size="16pt" style:text-underline-style="none" fo:font-weight="normal" officeooo:rsid="0050803d" officeooo:paragraph-rsid="0050803d" style:font-size-asian="14pt" style:font-weight-asian="normal" style:font-size-complex="16pt" style:font-weight-complex="normal"/>
    </style:style>
    <style:style style:name="P59" style:family="paragraph" style:parent-style-name="Standard">
      <style:text-properties fo:color="#000000" loext:opacity="100%" fo:font-size="16pt" style:text-underline-style="none" fo:font-weight="normal" officeooo:rsid="005214fd" officeooo:paragraph-rsid="005214fd" style:font-size-asian="14pt" style:font-weight-asian="normal" style:font-size-complex="16pt" style:font-weight-complex="normal"/>
    </style:style>
    <style:style style:name="P60" style:family="paragraph" style:parent-style-name="Standard">
      <style:text-properties fo:color="#000000" loext:opacity="100%" fo:font-size="16pt" style:text-underline-style="none" fo:font-weight="normal" officeooo:rsid="005348af" officeooo:paragraph-rsid="005348af" style:font-size-asian="14pt" style:font-weight-asian="normal" style:font-size-complex="16pt" style:font-weight-complex="normal"/>
    </style:style>
    <style:style style:name="P61" style:family="paragraph" style:parent-style-name="Standard">
      <style:text-properties fo:color="#000000" loext:opacity="100%" fo:font-size="16pt" style:text-underline-style="solid" style:text-underline-width="auto" style:text-underline-color="font-color" fo:font-weight="normal" officeooo:rsid="0055290d" officeooo:paragraph-rsid="00559352" style:font-size-asian="14pt" style:font-weight-asian="normal" style:font-size-complex="16pt" style:font-weight-complex="normal"/>
    </style:style>
    <style:style style:name="P62" style:family="paragraph" style:parent-style-name="Standard">
      <style:text-properties fo:color="#000000" loext:opacity="100%" fo:font-size="16pt" style:text-underline-style="none" fo:font-weight="normal" officeooo:rsid="0055290d" officeooo:paragraph-rsid="00559352" style:font-size-asian="14pt" style:font-weight-asian="normal" style:font-size-complex="16pt" style:font-weight-complex="normal"/>
    </style:style>
    <style:style style:name="P63" style:family="paragraph" style:parent-style-name="Standard">
      <style:text-properties fo:color="#000000" loext:opacity="100%" fo:font-size="16pt" style:text-underline-style="solid" style:text-underline-width="auto" style:text-underline-color="font-color" fo:font-weight="normal" officeooo:rsid="00559352" officeooo:paragraph-rsid="00559352" style:font-size-asian="14pt" style:font-weight-asian="normal" style:font-size-complex="16pt" style:font-weight-complex="normal"/>
    </style:style>
    <style:style style:name="P64" style:family="paragraph" style:parent-style-name="Standard">
      <style:text-properties fo:color="#000000" loext:opacity="100%" fo:font-size="16pt" style:text-underline-style="none" fo:font-weight="normal" officeooo:rsid="00559352" officeooo:paragraph-rsid="00559352" style:font-size-asian="14pt" style:font-weight-asian="normal" style:font-size-complex="16pt" style:font-weight-complex="normal"/>
    </style:style>
    <style:style style:name="P65" style:family="paragraph" style:parent-style-name="Standard">
      <style:text-properties fo:color="#000000" loext:opacity="100%" fo:font-size="16pt" style:text-underline-style="none" fo:font-weight="normal" officeooo:rsid="005645dc" officeooo:paragraph-rsid="005645dc" style:font-size-asian="14pt" style:font-weight-asian="normal" style:font-size-complex="16pt" style:font-weight-complex="normal"/>
    </style:style>
    <style:style style:name="P66" style:family="paragraph" style:parent-style-name="Standard">
      <style:text-properties fo:color="#000000" loext:opacity="100%" fo:font-size="16pt" style:text-underline-style="none" fo:font-weight="normal" officeooo:rsid="0055290d" officeooo:paragraph-rsid="0055290d" style:font-size-asian="14pt" style:font-weight-asian="normal" style:font-size-complex="16pt" style:font-weight-complex="normal"/>
    </style:style>
    <style:style style:name="P67" style:family="paragraph" style:parent-style-name="Standard">
      <style:text-properties fo:color="#000000" loext:opacity="100%" fo:font-size="16pt" style:text-underline-style="none" fo:font-weight="normal" officeooo:rsid="00559352" officeooo:paragraph-rsid="0055290d" style:font-size-asian="14pt" style:font-weight-asian="normal" style:font-size-complex="16pt" style:font-weight-complex="normal"/>
    </style:style>
    <style:style style:name="P68" style:family="paragraph" style:parent-style-name="Standard">
      <style:text-properties fo:color="#000000" loext:opacity="100%" fo:font-size="16pt" style:text-underline-style="none" fo:font-weight="normal" officeooo:rsid="0057ad92" officeooo:paragraph-rsid="0057ad92" style:font-size-asian="14pt" style:font-weight-asian="normal" style:font-size-complex="16pt" style:font-weight-complex="normal"/>
    </style:style>
    <style:style style:name="P69" style:family="paragraph" style:parent-style-name="Standard">
      <style:text-properties fo:color="#000000" loext:opacity="100%" fo:font-size="16pt" style:text-underline-style="none" fo:font-weight="normal" officeooo:rsid="005af453" officeooo:paragraph-rsid="005af453" style:font-size-asian="14pt" style:font-weight-asian="normal" style:font-size-complex="16pt" style:font-weight-complex="normal"/>
    </style:style>
    <style:style style:name="P70" style:family="paragraph" style:parent-style-name="Standard">
      <style:paragraph-properties fo:text-align="justify" style:justify-single-word="false"/>
      <style:text-properties fo:color="#000000" loext:opacity="100%" fo:font-size="16pt" style:text-underline-style="none" fo:font-weight="normal" officeooo:rsid="005af453" officeooo:paragraph-rsid="005af453" style:font-size-asian="14pt" style:font-weight-asian="normal" style:font-size-complex="16pt" style:font-weight-complex="normal"/>
    </style:style>
    <style:style style:name="P71" style:family="paragraph" style:parent-style-name="Standard">
      <style:paragraph-properties fo:text-align="justify" style:justify-single-word="false"/>
      <style:text-properties fo:color="#000000" loext:opacity="100%" fo:font-size="16pt" style:text-underline-style="none" fo:font-weight="normal" officeooo:rsid="005b8e55" officeooo:paragraph-rsid="005b8e55" style:font-size-asian="14pt" style:font-weight-asian="normal" style:font-size-complex="16pt" style:font-weight-complex="normal"/>
    </style:style>
    <style:style style:name="P72" style:family="paragraph" style:parent-style-name="Standard">
      <style:text-properties fo:color="#000000" loext:opacity="100%" fo:font-size="16pt" style:text-underline-style="none" fo:font-weight="normal" officeooo:rsid="005645dc" officeooo:paragraph-rsid="005348af" style:font-size-asian="14pt" style:font-weight-asian="normal" style:font-size-complex="16pt" style:font-weight-complex="normal"/>
    </style:style>
    <style:style style:name="P73" style:family="paragraph" style:parent-style-name="Standard">
      <style:text-properties fo:color="#000000" loext:opacity="100%" fo:font-size="16pt" style:text-underline-style="none" fo:font-weight="normal" officeooo:rsid="0060926c" officeooo:paragraph-rsid="0060926c" style:font-size-asian="14pt" style:font-weight-asian="normal" style:font-size-complex="16pt" style:font-weight-complex="normal"/>
    </style:style>
    <style:style style:name="P74" style:family="paragraph" style:parent-style-name="Standard" style:list-style-name="L2">
      <style:text-properties officeooo:rsid="0060926c" officeooo:paragraph-rsid="0060926c"/>
    </style:style>
    <style:style style:name="P75" style:family="paragraph" style:parent-style-name="Standard" style:list-style-name="L2">
      <style:text-properties fo:color="#000000" loext:opacity="100%" fo:font-size="16pt" style:text-underline-style="none" fo:font-weight="normal" officeooo:rsid="0060926c" officeooo:paragraph-rsid="0060926c" style:font-size-asian="14pt" style:font-weight-asian="normal" style:font-size-complex="16pt" style:font-weight-complex="normal"/>
    </style:style>
    <style:style style:name="P76" style:family="paragraph" style:parent-style-name="Standard">
      <style:text-properties fo:color="#000000" loext:opacity="100%" fo:font-size="16pt" style:text-underline-style="none" fo:font-weight="normal" officeooo:rsid="0064a363" officeooo:paragraph-rsid="0064a363" style:font-size-asian="14pt" style:font-weight-asian="normal" style:font-size-complex="16pt" style:font-weight-complex="normal"/>
    </style:style>
    <style:style style:name="P77" style:family="paragraph" style:parent-style-name="Standard">
      <style:text-properties fo:color="#000000" loext:opacity="100%" fo:font-size="16pt" style:text-underline-style="none" fo:font-weight="normal" officeooo:rsid="00652c36" officeooo:paragraph-rsid="00652c36" style:font-size-asian="14pt" style:font-weight-asian="normal" style:font-size-complex="16pt" style:font-weight-complex="normal"/>
    </style:style>
    <style:style style:name="P78" style:family="paragraph" style:parent-style-name="Standard">
      <style:text-properties fo:color="#000000" loext:opacity="100%" fo:font-size="16pt" style:text-underline-style="none" fo:font-weight="normal" officeooo:rsid="00679d1e" officeooo:paragraph-rsid="00679d1e" style:font-size-asian="14pt" style:font-weight-asian="normal" style:font-size-complex="16pt" style:font-weight-complex="normal"/>
    </style:style>
    <style:style style:name="P79" style:family="paragraph" style:parent-style-name="Standard" style:list-style-name="L3">
      <style:text-properties fo:color="#000000" loext:opacity="100%" fo:font-size="16pt" style:text-underline-style="none" fo:font-weight="normal" officeooo:rsid="00679d1e" officeooo:paragraph-rsid="00679d1e" style:font-size-asian="14pt" style:font-weight-asian="normal" style:font-size-complex="16pt" style:font-weight-complex="normal"/>
    </style:style>
    <style:style style:name="P80" style:family="paragraph" style:parent-style-name="Standard">
      <style:text-properties fo:color="#000000" loext:opacity="100%" fo:font-size="16pt" style:text-underline-style="none" fo:font-weight="normal" officeooo:rsid="00693cbb" officeooo:paragraph-rsid="00693cbb" style:font-size-asian="14pt" style:font-weight-asian="normal" style:font-size-complex="16pt" style:font-weight-complex="normal"/>
    </style:style>
    <style:style style:name="P81" style:family="paragraph" style:parent-style-name="Standard">
      <style:text-properties officeooo:rsid="00693cbb" officeooo:paragraph-rsid="00693cbb"/>
    </style:style>
    <style:style style:name="P82" style:family="paragraph" style:parent-style-name="Standard">
      <style:text-properties officeooo:rsid="006e3deb" officeooo:paragraph-rsid="006e3deb"/>
    </style:style>
    <style:style style:name="P83" style:family="paragraph" style:parent-style-name="Standard">
      <style:text-properties fo:color="#000000" loext:opacity="100%" fo:font-size="16pt" style:text-underline-style="none" fo:font-weight="normal" officeooo:rsid="006e3deb" officeooo:paragraph-rsid="006e3deb" style:font-size-asian="14pt" style:font-weight-asian="normal" style:font-size-complex="16pt" style:font-weight-complex="normal"/>
    </style:style>
    <style:style style:name="P84" style:family="paragraph" style:parent-style-name="Standard">
      <style:text-properties fo:color="#000000" loext:opacity="100%" fo:font-size="16pt" style:text-underline-style="none" fo:font-weight="normal" officeooo:rsid="006ad37d" officeooo:paragraph-rsid="00693cbb" style:font-size-asian="14pt" style:font-weight-asian="normal" style:font-size-complex="16pt" style:font-weight-complex="normal"/>
    </style:style>
    <style:style style:name="P85" style:family="paragraph" style:parent-style-name="Standard">
      <style:text-properties fo:color="#000000" loext:opacity="100%" fo:font-size="16pt" style:text-underline-style="none" fo:font-weight="normal" officeooo:rsid="006ad37d" officeooo:paragraph-rsid="006ad37d" style:font-size-asian="14pt" style:font-weight-asian="normal" style:font-size-complex="16pt" style:font-weight-complex="normal"/>
    </style:style>
    <style:style style:name="P86" style:family="paragraph" style:parent-style-name="Standard">
      <style:text-properties officeooo:rsid="006ad37d" officeooo:paragraph-rsid="006ad37d"/>
    </style:style>
    <style:style style:name="P87" style:family="paragraph" style:parent-style-name="Standard">
      <style:text-properties fo:font-size="16pt" style:text-underline-style="none" fo:font-weight="normal" officeooo:rsid="006ad37d" officeooo:paragraph-rsid="006ad37d" style:font-size-asian="14pt" style:font-weight-asian="normal" style:font-size-complex="16pt" style:font-weight-complex="normal"/>
    </style:style>
    <style:style style:name="P88" style:family="paragraph" style:parent-style-name="Standard">
      <style:text-properties fo:color="#000000" loext:opacity="100%" fo:font-size="16pt" style:text-underline-style="none" fo:font-weight="normal" officeooo:rsid="00725626" officeooo:paragraph-rsid="006ad37d" style:font-size-asian="14pt" style:font-weight-asian="normal" style:font-size-complex="16pt" style:font-weight-complex="normal"/>
    </style:style>
    <style:style style:name="P89" style:family="paragraph" style:parent-style-name="Standard">
      <style:text-properties fo:color="#000000" loext:opacity="100%" fo:font-size="16pt" style:text-underline-style="none" fo:font-weight="normal" officeooo:rsid="00725626" officeooo:paragraph-rsid="00725626" style:font-size-asian="14pt" style:font-weight-asian="normal" style:font-size-complex="16pt" style:font-weight-complex="normal"/>
    </style:style>
    <style:style style:name="P90" style:family="paragraph" style:parent-style-name="Standard">
      <style:text-properties fo:color="#000000" loext:opacity="100%" fo:font-size="16pt" style:text-underline-style="none" fo:font-weight="normal" officeooo:rsid="0073bb3e" officeooo:paragraph-rsid="0073bb3e" style:font-size-asian="14pt" style:font-weight-asian="normal" style:font-size-complex="16pt" style:font-weight-complex="normal"/>
    </style:style>
    <style:style style:name="P91" style:family="paragraph" style:parent-style-name="Table_20_Contents">
      <style:text-properties fo:font-size="16pt" officeooo:rsid="0075ff64" officeooo:paragraph-rsid="0075ff64" style:font-size-asian="14pt" style:font-size-complex="16pt"/>
    </style:style>
    <style:style style:name="P92" style:family="paragraph" style:parent-style-name="Table_20_Contents">
      <style:text-properties fo:font-size="16pt" officeooo:rsid="007915e5" officeooo:paragraph-rsid="007915e5" style:font-size-asian="14pt" style:font-size-complex="16pt"/>
    </style:style>
    <style:style style:name="P93" style:family="paragraph" style:parent-style-name="Standard">
      <style:paragraph-properties>
        <style:tab-stops>
          <style:tab-stop style:position="4.2972in"/>
          <style:tab-stop style:position="5.1217in"/>
        </style:tab-stops>
      </style:paragraph-properties>
      <style:text-properties fo:color="#000000" loext:opacity="100%" fo:font-size="16pt" style:text-underline-style="none" fo:font-weight="normal" officeooo:rsid="007bb030" officeooo:paragraph-rsid="007bb030" style:font-size-asian="14pt" style:font-weight-asian="normal" style:font-size-complex="16pt" style:font-weight-complex="normal"/>
    </style:style>
    <style:style style:name="P94" style:family="paragraph" style:parent-style-name="Standard">
      <style:paragraph-properties fo:text-align="center" style:justify-single-word="false">
        <style:tab-stops>
          <style:tab-stop style:position="4.2972in"/>
          <style:tab-stop style:position="5.1217in"/>
        </style:tab-stops>
      </style:paragraph-properties>
      <style:text-properties fo:color="#000000" loext:opacity="100%" fo:font-size="16pt" style:text-underline-style="none" fo:font-weight="normal" officeooo:rsid="007bb030" officeooo:paragraph-rsid="007bb030" style:font-size-asian="14pt" style:font-weight-asian="normal" style:font-size-complex="16pt" style:font-weight-complex="normal"/>
    </style:style>
    <style:style style:name="P95" style:family="paragraph" style:parent-style-name="Standard">
      <style:paragraph-properties fo:text-align="center" style:justify-single-word="false">
        <style:tab-stops>
          <style:tab-stop style:position="4.2972in"/>
          <style:tab-stop style:position="5.1217in"/>
        </style:tab-stops>
      </style:paragraph-properties>
      <style:text-properties fo:color="#000000" loext:opacity="100%" fo:font-size="16pt" style:text-underline-style="solid" style:text-underline-width="auto" style:text-underline-color="font-color" fo:font-weight="normal" officeooo:rsid="007bb030" officeooo:paragraph-rsid="007bb030" style:font-size-asian="14pt" style:font-weight-asian="normal" style:font-size-complex="16pt" style:font-weight-complex="normal"/>
    </style:style>
    <style:style style:name="P96"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bb030" officeooo:paragraph-rsid="007bb030" style:font-size-asian="14pt" style:font-weight-asian="normal" style:font-size-complex="16pt" style:font-weight-complex="normal"/>
    </style:style>
    <style:style style:name="P97"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solid" style:text-underline-width="auto" style:text-underline-color="font-color" fo:font-weight="normal" officeooo:rsid="007bb030" officeooo:paragraph-rsid="007bb030" style:font-size-asian="14pt" style:font-weight-asian="normal" style:font-size-complex="16pt" style:font-weight-complex="normal"/>
    </style:style>
    <style:style style:name="P98"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bb3ef" officeooo:paragraph-rsid="007bb030" style:font-size-asian="14pt" style:font-weight-asian="normal" style:font-size-complex="16pt" style:font-weight-complex="normal"/>
    </style:style>
    <style:style style:name="P99"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solid" style:text-underline-width="auto" style:text-underline-color="font-color" fo:font-weight="normal" officeooo:rsid="007bb3ef" officeooo:paragraph-rsid="007bb3ef" style:font-size-asian="14pt" style:font-weight-asian="normal" style:font-size-complex="16pt" style:font-weight-complex="normal"/>
    </style:style>
    <style:style style:name="P100"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bb3ef" officeooo:paragraph-rsid="007bb3ef" style:font-size-asian="14pt" style:font-weight-asian="normal" style:font-size-complex="16pt" style:font-weight-complex="normal"/>
    </style:style>
    <style:style style:name="P101"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d5ac4" officeooo:paragraph-rsid="007bb3ef" style:font-size-asian="14pt" style:font-weight-asian="normal" style:font-size-complex="16pt" style:font-weight-complex="normal"/>
    </style:style>
    <style:style style:name="P102"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d5ac4" officeooo:paragraph-rsid="007d5ac4" style:font-size-asian="14pt" style:font-weight-asian="normal" style:font-size-complex="16pt" style:font-weight-complex="normal"/>
    </style:style>
    <style:style style:name="P103"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e0534" officeooo:paragraph-rsid="007e0534" style:font-size-asian="14pt" style:font-weight-asian="normal" style:font-size-complex="16pt" style:font-weight-complex="normal"/>
    </style:style>
    <style:style style:name="P104"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ff7bb" officeooo:paragraph-rsid="007e0534" style:font-size-asian="14pt" style:font-weight-asian="normal" style:font-size-complex="16pt" style:font-weight-complex="normal"/>
    </style:style>
    <style:style style:name="P105"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7ff7bb" officeooo:paragraph-rsid="007ff7bb" style:font-size-asian="14pt" style:font-weight-asian="normal" style:font-size-complex="16pt" style:font-weight-complex="normal"/>
    </style:style>
    <style:style style:name="P106" style:family="paragraph" style:parent-style-name="Standard">
      <style:paragraph-properties fo:text-align="start" style:justify-single-word="false">
        <style:tab-stops>
          <style:tab-stop style:position="4.2972in"/>
          <style:tab-stop style:position="4.7138in"/>
          <style:tab-stop style:position="5.1217in"/>
        </style:tab-stops>
      </style:paragraph-properties>
      <style:text-properties fo:color="#000000" loext:opacity="100%" fo:font-size="16pt" style:text-underline-style="none" fo:font-weight="normal" officeooo:rsid="007ff7bb" officeooo:paragraph-rsid="007ff7bb" style:font-size-asian="14pt" style:font-weight-asian="normal" style:font-size-complex="16pt" style:font-weight-complex="normal"/>
    </style:style>
    <style:style style:name="P107" style:family="paragraph" style:parent-style-name="Standard">
      <style:paragraph-properties fo:text-align="start" style:justify-single-word="false">
        <style:tab-stops>
          <style:tab-stop style:position="4.2972in"/>
          <style:tab-stop style:position="4.7138in"/>
          <style:tab-stop style:position="5.1217in"/>
        </style:tab-stops>
      </style:paragraph-properties>
      <style:text-properties fo:color="#000000" loext:opacity="100%" fo:font-size="16pt" style:text-underline-style="none" fo:font-weight="normal" officeooo:rsid="007ff7bb" officeooo:paragraph-rsid="00812cc3" style:font-size-asian="14pt" style:font-weight-asian="normal" style:font-size-complex="16pt" style:font-weight-complex="normal"/>
    </style:style>
    <style:style style:name="P108" style:family="paragraph">
      <style:paragraph-properties fo:text-align="center"/>
    </style:style>
    <style:style style:name="P109" style:family="paragraph" style:parent-style-name="Standard">
      <style:paragraph-properties fo:text-align="start" style:justify-single-word="false">
        <style:tab-stops>
          <style:tab-stop style:position="4.2972in"/>
          <style:tab-stop style:position="4.7138in"/>
          <style:tab-stop style:position="5.1217in"/>
        </style:tab-stops>
      </style:paragraph-properties>
      <style:text-properties fo:color="#000000" loext:opacity="100%" fo:font-size="16pt" style:text-underline-style="none" fo:font-weight="normal" officeooo:rsid="00812cc3" officeooo:paragraph-rsid="00812cc3" style:font-size-asian="14pt" style:font-weight-asian="normal" style:font-size-complex="16pt" style:font-weight-complex="normal"/>
    </style:style>
    <style:style style:name="P110" style:family="paragraph" style:parent-style-name="Standard">
      <style:paragraph-properties fo:text-align="start" style:justify-single-word="false">
        <style:tab-stops>
          <style:tab-stop style:position="4.2972in"/>
          <style:tab-stop style:position="5.1217in"/>
        </style:tab-stops>
      </style:paragraph-properties>
      <style:text-properties fo:color="#000000" loext:opacity="100%" fo:font-size="16pt" style:text-underline-style="none" fo:font-weight="normal" officeooo:rsid="00812cc3" officeooo:paragraph-rsid="00812cc3" style:font-size-asian="14pt" style:font-weight-asian="normal" style:font-size-complex="16pt" style:font-weight-complex="normal"/>
    </style:style>
    <style:style style:name="P111" style:family="paragraph" style:parent-style-name="Standard">
      <style:paragraph-properties fo:text-align="start" style:justify-single-word="false">
        <style:tab-stops>
          <style:tab-stop style:position="4.2972in"/>
          <style:tab-stop style:position="5.1217in"/>
        </style:tab-stops>
      </style:paragraph-properties>
      <style:text-properties fo:font-size="13pt" officeooo:rsid="0082a43e" officeooo:paragraph-rsid="00812cc3" style:font-size-asian="11.3500003814697pt" style:font-size-complex="13pt"/>
    </style:style>
    <style:style style:name="P112" style:family="paragraph" style:parent-style-name="Standard" style:list-style-name="L4">
      <style:paragraph-properties fo:text-align="start" style:justify-single-word="false">
        <style:tab-stops>
          <style:tab-stop style:position="4.2972in"/>
          <style:tab-stop style:position="5.1217in"/>
        </style:tab-stops>
      </style:paragraph-properties>
      <style:text-properties fo:font-size="16pt" officeooo:rsid="0082a43e" officeooo:paragraph-rsid="0082a43e" style:font-size-asian="16pt" style:font-size-complex="16pt"/>
    </style:style>
    <style:style style:name="P113" style:family="paragraph" style:parent-style-name="Standard">
      <style:paragraph-properties fo:text-align="start" style:justify-single-word="false">
        <style:tab-stops>
          <style:tab-stop style:position="4.2972in"/>
          <style:tab-stop style:position="5.1217in"/>
        </style:tab-stops>
      </style:paragraph-properties>
      <style:text-properties officeooo:rsid="0084dab2" officeooo:paragraph-rsid="0084dab2"/>
    </style:style>
    <style:style style:name="P114" style:family="paragraph" style:parent-style-name="Standard">
      <style:paragraph-properties fo:text-align="start" style:justify-single-word="false">
        <style:tab-stops>
          <style:tab-stop style:position="4.2972in"/>
          <style:tab-stop style:position="5.1217in"/>
        </style:tab-stops>
      </style:paragraph-properties>
      <style:text-properties officeooo:rsid="00865d5d" officeooo:paragraph-rsid="00865d5d"/>
    </style:style>
    <style:style style:name="P115" style:family="paragraph" style:parent-style-name="Standard" style:list-style-name="L4">
      <style:paragraph-properties fo:text-align="start" style:justify-single-word="false">
        <style:tab-stops>
          <style:tab-stop style:position="4.2972in"/>
          <style:tab-stop style:position="5.1217in"/>
        </style:tab-stops>
      </style:paragraph-properties>
      <style:text-properties officeooo:rsid="0082a43e" officeooo:paragraph-rsid="008cc711"/>
    </style:style>
    <style:style style:name="P116" style:family="paragraph" style:parent-style-name="Standard" style:list-style-name="L4">
      <style:paragraph-properties fo:text-align="start" style:justify-single-word="false">
        <style:tab-stops>
          <style:tab-stop style:position="4.2972in"/>
          <style:tab-stop style:position="5.1217in"/>
        </style:tab-stops>
      </style:paragraph-properties>
      <style:text-properties fo:font-size="16pt" officeooo:rsid="0082a43e" officeooo:paragraph-rsid="008cc711" style:font-size-asian="16pt" style:font-size-complex="16pt"/>
    </style:style>
    <style:style style:name="P117"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8c27a6" officeooo:paragraph-rsid="008c27a6" style:font-size-asian="16pt" style:font-size-complex="16pt"/>
    </style:style>
    <style:style style:name="P118"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82a43e" officeooo:paragraph-rsid="0082a43e" style:font-size-asian="16pt" style:font-size-complex="16pt"/>
    </style:style>
    <style:style style:name="P119"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8eb554" officeooo:paragraph-rsid="008eb554" style:font-size-asian="16pt" style:font-size-complex="16pt"/>
    </style:style>
    <style:style style:name="P120" style:family="paragraph" style:parent-style-name="Standard">
      <style:paragraph-properties fo:text-align="center" style:justify-single-word="false">
        <style:tab-stops>
          <style:tab-stop style:position="4.2972in"/>
          <style:tab-stop style:position="5.1217in"/>
        </style:tab-stops>
      </style:paragraph-properties>
      <style:text-properties fo:font-size="16pt" officeooo:rsid="008eb554" officeooo:paragraph-rsid="008eb554" style:font-size-asian="16pt" style:font-size-complex="16pt"/>
    </style:style>
    <style:style style:name="P121" style:family="paragraph" style:parent-style-name="Standard" style:list-style-name="L5">
      <style:paragraph-properties fo:text-align="start" style:justify-single-word="false">
        <style:tab-stops>
          <style:tab-stop style:position="4.2972in"/>
          <style:tab-stop style:position="5.1217in"/>
        </style:tab-stops>
      </style:paragraph-properties>
      <style:text-properties fo:font-size="16pt" officeooo:rsid="008eb554" officeooo:paragraph-rsid="008eb554" style:font-size-asian="16pt" style:font-size-complex="16pt"/>
    </style:style>
    <style:style style:name="P122" style:family="paragraph" style:parent-style-name="Standard" style:list-style-name="L5">
      <style:paragraph-properties fo:text-align="start" style:justify-single-word="false">
        <style:tab-stops>
          <style:tab-stop style:position="4.2972in"/>
          <style:tab-stop style:position="5.1217in"/>
        </style:tab-stops>
      </style:paragraph-properties>
      <style:text-properties fo:font-size="16pt" officeooo:rsid="008ef4f0" officeooo:paragraph-rsid="008ef4f0" style:font-size-asian="16pt" style:font-size-complex="16pt"/>
    </style:style>
    <style:style style:name="P123"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8ef4f0" officeooo:paragraph-rsid="008ef4f0" style:font-size-asian="16pt" style:font-size-complex="16pt"/>
    </style:style>
    <style:style style:name="P124"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090f0" officeooo:paragraph-rsid="009090f0" style:font-size-asian="16pt" style:font-size-complex="16pt"/>
    </style:style>
    <style:style style:name="P125" style:family="paragraph" style:parent-style-name="Standard">
      <style:paragraph-properties fo:text-align="center" style:justify-single-word="false">
        <style:tab-stops>
          <style:tab-stop style:position="4.2972in"/>
          <style:tab-stop style:position="5.1217in"/>
        </style:tab-stops>
      </style:paragraph-properties>
      <style:text-properties fo:font-size="16pt" officeooo:rsid="009090f0" officeooo:paragraph-rsid="009090f0" style:font-size-asian="16pt" style:font-size-complex="16pt"/>
    </style:style>
    <style:style style:name="P126"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09536" officeooo:paragraph-rsid="00909536" style:font-size-asian="16pt" style:font-size-complex="16pt"/>
    </style:style>
    <style:style style:name="P127" style:family="paragraph" style:parent-style-name="Standard">
      <style:paragraph-properties fo:text-align="start" style:justify-single-word="false">
        <style:tab-stops>
          <style:tab-stop style:position="4.2972in"/>
          <style:tab-stop style:position="5.1217in"/>
        </style:tab-stops>
      </style:paragraph-properties>
      <style:text-properties fo:color="#ce181e" loext:opacity="100%" fo:font-size="16pt" officeooo:rsid="00909536" officeooo:paragraph-rsid="00909536" style:font-size-asian="16pt" style:font-size-complex="16pt"/>
    </style:style>
    <style:style style:name="P128"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11149" officeooo:paragraph-rsid="00978acd" style:font-size-asian="16pt" style:font-size-complex="16pt"/>
    </style:style>
    <style:style style:name="P129"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11149" officeooo:paragraph-rsid="00911149" style:font-size-asian="16pt" style:font-size-complex="16pt"/>
    </style:style>
    <style:style style:name="P130"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92f5c" officeooo:paragraph-rsid="00992f5c" style:font-size-asian="16pt" style:font-size-complex="16pt"/>
    </style:style>
    <style:style style:name="P131"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2ef2a" officeooo:paragraph-rsid="0092ef2a" style:font-size-asian="16pt" style:font-size-complex="16pt"/>
    </style:style>
    <style:style style:name="P132"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2f052" officeooo:paragraph-rsid="0092f052" style:font-size-asian="16pt" style:font-size-complex="16pt"/>
    </style:style>
    <style:style style:name="P133"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70ccf" officeooo:paragraph-rsid="00970ccf" style:font-size-asian="16pt" style:font-size-complex="16pt"/>
    </style:style>
    <style:style style:name="P134"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46c17" officeooo:paragraph-rsid="00946c17" style:font-size-asian="16pt" style:font-size-complex="16pt"/>
    </style:style>
    <style:style style:name="P135" style:family="paragraph" style:parent-style-name="Standard">
      <style:paragraph-properties fo:text-align="start" style:justify-single-word="false">
        <style:tab-stops>
          <style:tab-stop style:position="4.2972in"/>
          <style:tab-stop style:position="5.1217in"/>
        </style:tab-stops>
      </style:paragraph-properties>
      <style:text-properties fo:font-size="16pt" officeooo:rsid="009aea49" officeooo:paragraph-rsid="009aea49" style:font-size-asian="16pt" style:font-size-complex="16pt"/>
    </style:style>
    <style:style style:name="P136" style:family="paragraph" style:parent-style-name="Standard">
      <style:paragraph-properties fo:text-align="center" style:justify-single-word="false">
        <style:tab-stops>
          <style:tab-stop style:position="4.2972in"/>
          <style:tab-stop style:position="5.1217in"/>
        </style:tab-stops>
      </style:paragraph-properties>
      <style:text-properties fo:font-size="16pt" style:text-underline-style="solid" style:text-underline-width="auto" style:text-underline-color="font-color" officeooo:rsid="009c1e25" officeooo:paragraph-rsid="009c1e25" style:font-size-asian="16pt" style:font-size-complex="16pt"/>
    </style:style>
    <style:style style:name="P137" style:family="paragraph" style:parent-style-name="Standard">
      <style:paragraph-properties fo:text-align="start" style:justify-single-word="false">
        <style:tab-stops>
          <style:tab-stop style:position="4.2972in"/>
          <style:tab-stop style:position="5.1217in"/>
        </style:tab-stops>
      </style:paragraph-properties>
      <style:text-properties fo:font-size="16pt" style:text-underline-style="solid" style:text-underline-width="auto" style:text-underline-color="font-color" officeooo:rsid="009c1e25" officeooo:paragraph-rsid="009c1e25" style:font-size-asian="16pt" style:font-size-complex="16pt"/>
    </style:style>
    <style:style style:name="P138" style:family="paragraph" style:parent-style-name="Standard">
      <style:paragraph-properties fo:text-align="start" style:justify-single-word="false">
        <style:tab-stops>
          <style:tab-stop style:position="4.2972in"/>
          <style:tab-stop style:position="5.1217in"/>
        </style:tab-stops>
      </style:paragraph-properties>
      <style:text-properties fo:font-size="16pt" style:text-underline-style="none" officeooo:rsid="009c1e25" officeooo:paragraph-rsid="009c1e25" style:font-size-asian="16pt" style:font-size-complex="16pt"/>
    </style:style>
    <style:style style:name="P139" style:family="paragraph" style:parent-style-name="Standard">
      <style:paragraph-properties fo:text-align="start" style:justify-single-word="false">
        <style:tab-stops>
          <style:tab-stop style:position="4.2972in"/>
          <style:tab-stop style:position="5.1217in"/>
        </style:tab-stops>
      </style:paragraph-properties>
      <style:text-properties fo:font-size="16pt" style:text-underline-style="none" officeooo:rsid="009de285" officeooo:paragraph-rsid="009de285" style:font-size-asian="16pt" style:font-size-complex="16pt"/>
    </style:style>
    <style:style style:name="P140" style:family="paragraph" style:parent-style-name="Standard">
      <style:paragraph-properties fo:text-align="center" style:justify-single-word="false">
        <style:tab-stops>
          <style:tab-stop style:position="4.2972in"/>
          <style:tab-stop style:position="5.1217in"/>
        </style:tab-stops>
      </style:paragraph-properties>
      <style:text-properties fo:font-size="16pt" style:text-underline-style="solid" style:text-underline-width="auto" style:text-underline-color="font-color" officeooo:rsid="009de285" officeooo:paragraph-rsid="009de285" style:font-size-asian="16pt" style:font-size-complex="16pt"/>
    </style:style>
    <style:style style:name="P141" style:family="paragraph" style:parent-style-name="Text_20_body">
      <style:paragraph-properties fo:text-align="center" style:justify-single-word="false">
        <style:tab-stops>
          <style:tab-stop style:position="4.2972in"/>
          <style:tab-stop style:position="5.1217in"/>
        </style:tab-stops>
      </style:paragraph-properties>
      <style:text-properties fo:font-size="16pt" style:text-underline-style="none" officeooo:rsid="009de285" officeooo:paragraph-rsid="009de285" style:font-size-asian="16pt" style:font-size-complex="16pt"/>
    </style:style>
    <style:style style:name="P142" style:family="paragraph" style:parent-style-name="Text_20_body">
      <style:paragraph-properties fo:text-align="center" style:justify-single-word="false" fo:break-before="page">
        <style:tab-stops>
          <style:tab-stop style:position="4.2972in"/>
          <style:tab-stop style:position="5.1217in"/>
        </style:tab-stops>
      </style:paragraph-properties>
      <style:text-properties fo:font-size="16pt" style:text-underline-style="none" officeooo:rsid="009de285" officeooo:paragraph-rsid="009de285" style:font-size-asian="16pt" style:font-size-complex="16pt"/>
    </style:style>
    <style:style style:name="P143" style:family="paragraph" style:parent-style-name="Text_20_body">
      <style:paragraph-properties>
        <style:tab-stops>
          <style:tab-stop style:position="4.2972in"/>
          <style:tab-stop style:position="5.1217in"/>
        </style:tab-stops>
      </style:paragraph-properties>
      <style:text-properties fo:font-size="16pt" officeooo:rsid="009de285" style:font-size-asian="16pt" style:font-size-complex="16pt"/>
    </style:style>
    <style:style style:name="T1" style:family="text">
      <style:text-properties style:text-underline-style="solid" style:text-underline-width="auto" style:text-underline-color="font-color" officeooo:rsid="000cc372"/>
    </style:style>
    <style:style style:name="T2" style:family="text">
      <style:text-properties style:text-underline-style="solid" style:text-underline-width="auto" style:text-underline-color="font-color" officeooo:rsid="000e8d64"/>
    </style:style>
    <style:style style:name="T3" style:family="text">
      <style:text-properties style:text-underline-style="none" officeooo:rsid="000e8d64"/>
    </style:style>
    <style:style style:name="T4" style:family="text">
      <style:text-properties officeooo:rsid="000e8d64"/>
    </style:style>
    <style:style style:name="T5" style:family="text">
      <style:text-properties style:text-underline-style="solid" style:text-underline-width="auto" style:text-underline-color="font-color"/>
    </style:style>
    <style:style style:name="T6" style:family="text">
      <style:text-properties officeooo:rsid="001104d9"/>
    </style:style>
    <style:style style:name="T7" style:family="text">
      <style:text-properties officeooo:rsid="00159861"/>
    </style:style>
    <style:style style:name="T8" style:family="text">
      <style:text-properties fo:font-weight="bold" officeooo:rsid="00159861" style:font-weight-asian="bold" style:font-weight-complex="bold"/>
    </style:style>
    <style:style style:name="T9" style:family="text">
      <style:text-properties fo:font-weight="bold" officeooo:rsid="00165f37" style:font-weight-asian="bold" style:font-weight-complex="bold"/>
    </style:style>
    <style:style style:name="T10" style:family="text">
      <style:text-properties officeooo:rsid="00167da2"/>
    </style:style>
    <style:style style:name="T11" style:family="text">
      <style:text-properties fo:font-weight="bold" officeooo:rsid="00167da2" style:font-weight-asian="bold" style:font-weight-complex="bold"/>
    </style:style>
    <style:style style:name="T12" style:family="text">
      <style:text-properties fo:font-weight="normal" officeooo:rsid="00167da2" style:font-weight-asian="normal" style:font-weight-complex="normal"/>
    </style:style>
    <style:style style:name="T13" style:family="text">
      <style:text-properties fo:font-weight="normal" officeooo:rsid="001747b5" style:font-weight-asian="normal" style:font-weight-complex="normal"/>
    </style:style>
    <style:style style:name="T14" style:family="text">
      <style:text-properties officeooo:rsid="001fa063"/>
    </style:style>
    <style:style style:name="T15" style:family="text">
      <style:text-properties officeooo:rsid="00264c85"/>
    </style:style>
    <style:style style:name="T16" style:family="text">
      <style:text-properties officeooo:rsid="0029a8f1"/>
    </style:style>
    <style:style style:name="T17" style:family="text">
      <style:text-properties style:text-underline-style="none"/>
    </style:style>
    <style:style style:name="T18" style:family="text">
      <style:text-properties style:text-underline-style="none" officeooo:rsid="0029ebd4"/>
    </style:style>
    <style:style style:name="T19" style:family="text">
      <style:text-properties style:text-underline-style="none" officeooo:rsid="002b9425"/>
    </style:style>
    <style:style style:name="T20" style:family="text">
      <style:text-properties style:text-underline-style="none" officeooo:rsid="002ca2a0"/>
    </style:style>
    <style:style style:name="T21" style:family="text">
      <style:text-properties officeooo:rsid="003842e6"/>
    </style:style>
    <style:style style:name="T22" style:family="text">
      <style:text-properties officeooo:rsid="0039ae02"/>
    </style:style>
    <style:style style:name="T23" style:family="text">
      <style:text-properties officeooo:rsid="003e2f5f"/>
    </style:style>
    <style:style style:name="T24" style:family="text">
      <style:text-properties officeooo:rsid="00418263"/>
    </style:style>
    <style:style style:name="T25" style:family="text">
      <style:text-properties officeooo:rsid="0045fc91"/>
    </style:style>
    <style:style style:name="T26" style:family="text">
      <style:text-properties fo:font-weight="bold" style:font-weight-asian="bold" style:font-weight-complex="bold"/>
    </style:style>
    <style:style style:name="T27" style:family="text">
      <style:text-properties fo:font-weight="bold" officeooo:rsid="00497a81" style:font-weight-asian="bold" style:font-weight-complex="bold"/>
    </style:style>
    <style:style style:name="T28" style:family="text">
      <style:text-properties fo:font-weight="bold" officeooo:rsid="004b5fbc" style:font-weight-asian="bold" style:font-weight-complex="bold"/>
    </style:style>
    <style:style style:name="T29" style:family="text">
      <style:text-properties officeooo:rsid="004b5fbc"/>
    </style:style>
    <style:style style:name="T30" style:family="text">
      <style:text-properties fo:font-weight="bold" officeooo:rsid="0045fc91" style:font-weight-asian="bold" style:font-weight-complex="bold"/>
    </style:style>
    <style:style style:name="T31" style:family="text">
      <style:text-properties officeooo:rsid="004c8c32"/>
    </style:style>
    <style:style style:name="T32" style:family="text">
      <style:text-properties officeooo:rsid="0047505c"/>
    </style:style>
    <style:style style:name="T33" style:family="text">
      <style:text-properties fo:color="#000000" loext:opacity="100%" fo:background-color="#fff200" loext:char-shading-value="0"/>
    </style:style>
    <style:style style:name="T34" style:family="text">
      <style:text-properties fo:background-color="#fff200" loext:char-shading-value="0"/>
    </style:style>
    <style:style style:name="T35" style:family="text">
      <style:text-properties fo:background-color="#ff0000" loext:char-shading-value="0"/>
    </style:style>
    <style:style style:name="T36" style:family="text">
      <style:text-properties fo:font-weight="normal" style:font-weight-asian="normal" style:font-weight-complex="normal"/>
    </style:style>
    <style:style style:name="T37" style:family="text">
      <style:text-properties fo:font-weight="normal" officeooo:rsid="004805a2" style:font-weight-asian="normal" style:font-weight-complex="normal"/>
    </style:style>
    <style:style style:name="T38" style:family="text">
      <style:text-properties fo:font-weight="normal" officeooo:rsid="0047bc7b" style:font-weight-asian="normal" style:font-weight-complex="normal"/>
    </style:style>
    <style:style style:name="T39" style:family="text">
      <style:text-properties fo:color="#ff4000" loext:opacity="100%" fo:font-weight="normal" style:font-weight-asian="normal" style:font-weight-complex="normal"/>
    </style:style>
    <style:style style:name="T40" style:family="text">
      <style:text-properties fo:color="#000000" loext:opacity="100%" fo:font-weight="normal" style:font-weight-asian="normal" style:font-weight-complex="normal"/>
    </style:style>
    <style:style style:name="T41" style:family="text">
      <style:text-properties fo:color="#000000" loext:opacity="100%" fo:font-size="16pt" style:text-underline-style="none" fo:font-weight="normal" officeooo:rsid="004db3e8" style:font-size-asian="16pt" style:font-weight-asian="normal" style:font-size-complex="16pt" style:font-weight-complex="normal"/>
    </style:style>
    <style:style style:name="T42" style:family="text">
      <style:text-properties fo:color="#ff4000" loext:opacity="100%" fo:font-size="16pt" style:text-underline-style="none" fo:font-weight="normal" officeooo:rsid="004db3e8" style:font-size-asian="16pt" style:font-weight-asian="normal" style:font-size-complex="16pt" style:font-weight-complex="normal"/>
    </style:style>
    <style:style style:name="T43" style:family="text">
      <style:text-properties fo:color="#ff0000" loext:opacity="100%" fo:font-weight="normal" style:font-weight-asian="normal" style:font-weight-complex="normal"/>
    </style:style>
    <style:style style:name="T44" style:family="text">
      <style:text-properties fo:font-size="20pt" style:text-underline-style="solid" style:text-underline-width="auto" style:text-underline-color="font-color" style:font-size-asian="20pt" style:font-size-complex="20pt"/>
    </style:style>
    <style:style style:name="T45" style:family="text">
      <style:text-properties officeooo:rsid="00559352"/>
    </style:style>
    <style:style style:name="T46" style:family="text">
      <style:text-properties officeooo:rsid="005a5530"/>
    </style:style>
    <style:style style:name="T47" style:family="text">
      <style:text-properties officeooo:rsid="005b8e55"/>
    </style:style>
    <style:style style:name="T48" style:family="text">
      <style:text-properties officeooo:rsid="005bae86"/>
    </style:style>
    <style:style style:name="T49" style:family="text">
      <style:text-properties fo:color="#000000" loext:opacity="100%" fo:font-size="16pt" style:text-underline-style="none" fo:font-weight="normal" style:font-size-asian="14pt" style:font-weight-asian="normal" style:font-size-complex="16pt" style:font-weight-complex="normal"/>
    </style:style>
    <style:style style:name="T50" style:family="text">
      <style:text-properties fo:color="#000000" loext:opacity="100%" fo:font-size="16pt" style:text-underline-style="none" fo:font-weight="normal" officeooo:rsid="006341d8" style:font-size-asian="14pt" style:font-weight-asian="normal" style:font-size-complex="16pt" style:font-weight-complex="normal"/>
    </style:style>
    <style:style style:name="T51" style:family="text">
      <style:text-properties officeooo:rsid="00712655"/>
    </style:style>
    <style:style style:name="T52" style:family="text">
      <style:text-properties fo:color="#000000" loext:opacity="100%" fo:font-size="16pt" style:text-underline-style="none" fo:font-weight="normal" officeooo:rsid="006ad37d" style:font-size-asian="14pt" style:font-weight-asian="normal" style:font-size-complex="16pt" style:font-weight-complex="normal"/>
    </style:style>
    <style:style style:name="T53" style:family="text">
      <style:text-properties officeooo:rsid="006e3deb"/>
    </style:style>
    <style:style style:name="T54" style:family="text">
      <style:text-properties fo:color="#000000" loext:opacity="100%" fo:font-size="16pt" style:text-underline-style="none" fo:font-weight="normal" officeooo:rsid="006babf1" style:font-size-asian="14pt" style:font-weight-asian="normal" style:font-size-complex="16pt" style:font-weight-complex="normal"/>
    </style:style>
    <style:style style:name="T55" style:family="text">
      <style:text-properties officeooo:rsid="007024de"/>
    </style:style>
    <style:style style:name="T56" style:family="text">
      <style:text-properties fo:color="#000000" loext:opacity="100%"/>
    </style:style>
    <style:style style:name="T57" style:family="text">
      <style:text-properties fo:color="#000000" loext:opacity="100%" officeooo:rsid="00725626"/>
    </style:style>
    <style:style style:name="T58" style:family="text">
      <style:text-properties style:text-underline-style="none" officeooo:rsid="007bb3ef"/>
    </style:style>
    <style:style style:name="T59" style:family="text">
      <style:text-properties style:text-underline-style="none" officeooo:rsid="007d5ac4"/>
    </style:style>
    <style:style style:name="T60" style:family="text">
      <style:text-properties officeooo:rsid="00812cc3"/>
    </style:style>
    <style:style style:name="T61" style:family="text">
      <style:text-properties fo:font-size="16pt" officeooo:rsid="0082a43e" style:font-size-asian="16pt" style:font-size-complex="16pt"/>
    </style:style>
    <style:style style:name="T62" style:family="text">
      <style:text-properties fo:font-size="16pt" style:font-size-asian="16pt" style:font-size-complex="16pt"/>
    </style:style>
    <style:style style:name="T63" style:family="text">
      <style:text-properties fo:font-size="16pt" officeooo:rsid="00865d5d" style:font-size-asian="16pt" style:font-size-complex="16pt"/>
    </style:style>
    <style:style style:name="T64" style:family="text">
      <style:text-properties fo:font-size="16pt" officeooo:rsid="008eb554" style:font-size-asian="16pt" style:font-size-complex="16pt"/>
    </style:style>
    <style:style style:name="T65" style:family="text">
      <style:text-properties fo:font-size="16pt" officeooo:rsid="0086a137" style:font-size-asian="16pt" style:font-size-complex="16pt"/>
    </style:style>
    <style:style style:name="T66" style:family="text">
      <style:text-properties fo:font-size="16pt" officeooo:rsid="00882083" style:font-size-asian="16pt" style:font-size-complex="16pt"/>
    </style:style>
    <style:style style:name="T67" style:family="text">
      <style:text-properties fo:font-size="16pt" officeooo:rsid="008983ca" style:font-size-asian="16pt" style:font-size-complex="16pt"/>
    </style:style>
    <style:style style:name="T68" style:family="text">
      <style:text-properties fo:font-size="16pt" officeooo:rsid="008b8236" style:font-size-asian="16pt" style:font-size-complex="16pt"/>
    </style:style>
    <style:style style:name="T69" style:family="text">
      <style:text-properties officeooo:rsid="008ef4f0"/>
    </style:style>
    <style:style style:name="T70" style:family="text">
      <style:text-properties officeooo:rsid="00911149"/>
    </style:style>
    <style:style style:name="T71" style:family="text">
      <style:text-properties officeooo:rsid="00978ac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03/25</text:p>
      <text:p text:style-name="P2"/>
      <text:p text:style-name="P1">Prof. Ana Cristina Pachado</text:p>
      <text:p text:style-name="P1">Horario: Martes hs 8:00 a 10:10</text:p>
      <text:p text:style-name="P1"/>
      <text:p text:style-name="P1"/>
      <text:p text:style-name="P1"/>
      <text:p text:style-name="P1"/>
      <text:p text:style-name="P1"><text:tab/><text:tab/>Lengua<text:tab/><text:tab/><text:tab/><text:tab/>Literatura</text:p>
      <text:p text:style-name="P1"/>
      <text:p text:style-name="P1"><text:tab/>Ortografia<text:tab/><text:tab/><text:tab/><text:tab/><text:tab/>Cuentos <text:tab/><text:tab/>Ficcionales</text:p>
      <text:p text:style-name="P1"><text:tab/>Oraciones y Parrafos<text:tab/><text:tab/><text:tab/><text:tab/>Mitos y Leyendas<text:tab/>inventado por un autor</text:p>
      <text:p text:style-name="P1"><text:tab/>Vocabulario<text:tab/><text:tab/><text:tab/><text:tab/><text:tab/>----------------------------------------------------------</text:p>
      <text:p text:style-name="P1"><text:tab/>Analisis de oraciones<text:tab/><text:tab/><text:tab/><text:tab/>Noticia</text:p>
      <text:p text:style-name="P1"><text:tab/><text:tab/><text:tab/><text:tab/><text:tab/><text:tab/><text:tab/>Cronicas<text:tab/><text:tab/>Hechos</text:p>
      <text:p text:style-name="P1"><text:tab/><text:tab/><text:tab/><text:tab/><text:tab/><text:tab/><text:tab/>Notas de opinion<text:tab/>Verdaderos<text:tab/></text:p>
      <text:p text:style-name="P1"><text:tab/><text:tab/><text:tab/><text:tab/><text:tab/><text:tab/><text:tab/>Publicidad</text:p>
      <text:p text:style-name="P1"><text:tab/><text:tab/><text:tab/><text:tab/><text:tab/><text:tab/><text:tab/>Propaganda</text:p>
      <text:p text:style-name="P1"/>
      <text:p text:style-name="P1"/>
      <text:p text:style-name="P1"/>
      <text:p text:style-name="P1"/>
      <text:p text:style-name="P1"/>
      <text:p text:style-name="P2"><text:tab/><text:tab/><text:tab/><text:tab/><text:span text:style-name="T1">Los textos expositivos</text:span></text:p>
      <text:p text:style-name="P2"/>
      <text:p text:style-name="P2">Los textos expositivos incluyen una serie de procedimientos explicativos para facilitar comprension.</text:p>
      <text:p text:style-name="P3"/>
      <text:p text:style-name="P3">Por ejemplo, las definiciones, proporcionan el significado de una palabra o expresion.</text:p>
      <text:p text:style-name="P3"/>
      <text:p text:style-name="P3">1. Transcriban una definicion incluida en el texto leido.</text:p>
      <text:p text:style-name="P3"/>
      <text:p text:style-name="P3">Otro procedimiento consiste en ofrecer ejemplos – casos particulares – de un concepto general.</text:p>
      <text:p text:style-name="P3"/>
      <text:p text:style-name="P3"><text:soft-page-break/>2. Indique a que enunciado o concepto general corresponden estos ejemplos: rusos, suizos, franceses, alemanes, polacos, etc.</text:p>
      <text:p text:style-name="P3"/>
      <text:p text:style-name="P3">Tambien se utilizan explicaciones causales, que exponen las causas o motivos de un fenomeno y que responden a una pregunta, Por que? Por ejemplo:</text:p>
      <text:p text:style-name="P3"/>
      <text:p text:style-name="P3"><text:tab/>“… En Europa la poblacion habia aumentado considerablemente y las condiciones de vida de los sectores populares eran muy dificiles, ya que habia poco trabajo”</text:p>
      <text:p text:style-name="P3"><text:tab/>Asi, el “poco trabajo” que habia en Europa es la causa por la cual las condiciones de vida de los sectores populares eran muy dificiles. </text:p>
      <text:p text:style-name="P3"/>
      <text:p text:style-name="P3">3. Identifiquen otras explicaciones causales en el texto.</text:p>
      <text:p text:style-name="P3"/>
      <text:p text:style-name="P4">4. Vuelquen en el siguiente mapa conceptual la informacion presentada.</text:p>
      <text:p text:style-name="P4"/>
      <text:p text:style-name="P4"/>
      <text:p text:style-name="P5"><text:span text:style-name="T2">Los textos explicativos </text:span><text:span text:style-name="T3"><text:s/></text:span><text:span text:style-name="T4">I</text:span>ncluyen <text:s/><text:span text:style-name="T2">explicaciones causales</text:span> </text:p>
      <text:p text:style-name="P5"><text:tab/>Se emplean para <text:s/><text:span text:style-name="T2">responder preguntas</text:span></text:p>
      <text:p text:style-name="P4"><text:tab/> <text:s text:c="7"/>Pueden ser <text:s/><text:span text:style-name="T2">definiciones</text:span> , <text:span text:style-name="T2">ejemplos</text:span> y <text:span text:style-name="T5">descripciones</text:span></text:p>
      <text:p text:style-name="P4"/>
      <text:p text:style-name="P4"/>
      <text:p text:style-name="P6"/>
      <text:p text:style-name="P7">1. Coventillos: Eran grandes casas, de uno o dos pisos, con varias habitaciones y un patio central.</text:p>
      <text:p text:style-name="P7"/>
      <text:p text:style-name="P7">2. Inmigrantes: rusos, suizos, alemanes, franceses, polacos, etc.</text:p>
      <text:p text:style-name="P7"/>
      <text:p text:style-name="P7">3. “A causa del <text:span text:style-name="T5">hacimiento en que vivian</text:span>, las personas pasaban gran parte de su tiempo en el patio”</text:p>
      <text:p text:style-name="P7">“El <text:span text:style-name="T5">desmesurado aumento de los precios</text:span> de los alquileres dio lugar a varias huelgas de inquilinos”</text:p>
      <text:p text:style-name="P7"/>
      <text:p text:style-name="P8">textos expositivos --- incluyen serie de procedimiento explicativos </text:p>
      <text:p text:style-name="P8"><text:tab/><text:tab/><text:tab/><text:tab/><text:tab/>--- facilitar la comprension</text:p>
      <text:p text:style-name="P9"><text:tab/><text:tab/><text:tab/><text:tab/><text:tab/><text:tab/><text:tab/><text:tab/><text:tab/>--- pude ser → <text:span text:style-name="T6">definicion</text:span></text:p>
      <text:p text:style-name="P7"><text:tab/><text:tab/><text:tab/><text:tab/><text:tab/><text:tab/><text:tab/><text:tab/><text:tab/><text:tab/> <text:s text:c="7"/>→<text:span text:style-name="T6"> ejemplos<text:tab/></text:span></text:p>
      <text:p text:style-name="P10"><text:tab/><text:tab/><text:tab/><text:tab/><text:tab/><text:tab/><text:tab/><text:tab/><text:tab/><text:tab/> <text:s text:c="3"/>→<text:span text:style-name="T6">explicaciones</text:span></text:p>
      <text:p text:style-name="P10"><text:soft-page-break/></text:p>
      <text:p text:style-name="P10"/>
      <text:p text:style-name="P10"/>
      <text:p text:style-name="P11">5. Amplien el texto que sigue con la informacion que esta mas abajo. Reescribanlo en la carpeta y señalen de que procedimiento explicativo se trata cada caso.</text:p>
      <text:p text:style-name="P11"><text:tab/></text:p>
      <text:p text:style-name="P12"><text:span text:style-name="T7"><text:tab/>De los inmigrantes – es decir,</text:span><text:span text:style-name="T8"> </text:span><text:span text:style-name="T9">las personas que viajan y se establecen en un pais diferente de su pais de origen</text:span><text:span text:style-name="T8"> </text:span><text:span text:style-name="T7">– que llegaron a nuestro pais, muchos se radicaron en la zonas rurales de las provinicias de Buenos Aires, Entre Rios, Cordoba y Santa Fe. Una gran mayoria de ellos debio emplearse como jornaleros o peones, ya que </text:span><text:span text:style-name="T9">era muy dificil acceder a un credito para comprar tierras</text:span><text:span text:style-name="T7">. Una minoria mas afortunada para arrender – alquilar – una parcela de tierra y ponerla a producir, contratando a jornaleros en las estaciones en las que se sembraban o se cosechaban cereales, como</text:span><text:span text:style-name="T8"> </text:span><text:span text:style-name="T9">maiz, trigo, etc</text:span><text:span text:style-name="T7">. Sin embargo, la situacion de estos chacareros era muy vulnerable a los fenomenos naturales, debido a que <text:s/></text:span><text:span text:style-name="T9">una sequia, una inundacion o una plaga podian arruinar toda una cosecha</text:span><text:span text:style-name="T7">.</text:span></text:p>
      <text:p text:style-name="P12"/>
      <text:p text:style-name="P13"><text:span text:style-name="T10">Las personas que viajan y se establecen en un pais diferente de su pais de origen :</text:span><text:span text:style-name="T11"> Definicion</text:span></text:p>
      <text:p text:style-name="P14"/>
      <text:p text:style-name="P13"><text:span text:style-name="T12">Era muy dificil acceder a un credito para comprar tierras:</text:span><text:span text:style-name="T11"> Explicacion causal</text:span></text:p>
      <text:p text:style-name="P14"/>
      <text:p text:style-name="P13"><text:span text:style-name="T12">Maiz, trigo, etc :</text:span><text:span text:style-name="T11"> Ejemplos</text:span></text:p>
      <text:p text:style-name="P14"/>
      <text:p text:style-name="P13"><text:span text:style-name="T12"><text:tab/>Una sequia, una inundacion o una plaga podian arruinar toda una cosecha</text:span><text:span text:style-name="T13">f</text:span><text:span text:style-name="T12">:</text:span><text:span text:style-name="T11"> Ejemplos </text:span><text:span text:style-name="T10"><text:tab/><text:tab/><text:tab/><text:tab/><text:tab/><text:tab/><text:tab/><text:tab/></text:span></text:p>
      <text:p text:style-name="P7"/>
      <text:p text:style-name="P7"/>
      <text:p text:style-name="P7"/>
      <text:p text:style-name="P15">25-03</text:p>
      <text:p text:style-name="P15"/>
      <text:p text:style-name="P16">1.a) </text:p>
      <text:p text:style-name="P16"><text:tab/>1 por que?<text:tab/><text:tab/>2. <text:s/>como? <text:tab/><text:tab/>3. Que es? / Que significa?</text:p>
      <text:p text:style-name="P16"/>
      <text:p text:style-name="P16"/>
      <text:p text:style-name="P17"><text:soft-page-break/>b. <text:s/><text:span text:style-name="T14">Por que los artistas comenzaron la vanguardia?</text:span></text:p>
      <text:p text:style-name="P17"><text:tab/><text:span text:style-name="T14">Como comenzo la vanguardia?</text:span></text:p>
      <text:p text:style-name="P18">Que es la vanguardia? / Que significa vanguardia? - <text:s text:c="266"/></text:p>
      <text:p text:style-name="P18"/>
      <text:p text:style-name="P18">c. El 1</text:p>
      <text:p text:style-name="P18"/>
      <text:p text:style-name="P18"/>
      <text:p text:style-name="P18"/>
      <text:p text:style-name="P18">3. Los artistas de vanguardia rompen con lo convencional del arte <text:span text:style-name="T15">porque </text:span>creen que este debe reflejar los cambios de epoca y <text:span text:style-name="T15">comienzan a utilizar nuevo lenguaje.</text:span></text:p>
      <text:p text:style-name="P18"/>
      <text:p text:style-name="P19">b. Ismos: termino que alude a los diferentes movimientos o corrientes esteticas.</text:p>
      <text:p text:style-name="P19"/>
      <text:p text:style-name="P20"/>
      <text:p text:style-name="P20"/>
      <text:p text:style-name="P20">1/04</text:p>
      <text:p text:style-name="P20"/>
      <text:p text:style-name="P20"><text:tab/><text:tab/><text:tab/>Textos Expositivos</text:p>
      <text:p text:style-name="P20">- <text:span text:style-name="T16">Expone muestra un saber un conocimiento</text:span></text:p>
      <text:p text:style-name="P20">- <text:span text:style-name="T16">Recursos de la explicacion:<text:tab/>- Definicion</text:span></text:p>
      <text:p text:style-name="P20"><text:tab/><text:tab/><text:tab/><text:tab/><text:tab/><text:tab/>- <text:span text:style-name="T16">Ejemplos</text:span></text:p>
      <text:p text:style-name="P21"><text:tab/><text:tab/><text:tab/><text:tab/><text:tab/><text:tab/>- <text:span text:style-name="T16">Descripcion</text:span></text:p>
      <text:p text:style-name="P21"><text:tab/><text:tab/><text:tab/><text:tab/><text:tab/><text:tab/>- <text:span text:style-name="T16">Explicaciones causales</text:span></text:p>
      <text:p text:style-name="P21"/>
      <text:p text:style-name="P21"/>
      <text:p text:style-name="P21">- <text:span text:style-name="T16">Responden a las preguntas ---- Que es? Como es? Para que? Por que?</text:span></text:p>
      <text:p text:style-name="P21"/>
      <text:p text:style-name="P21"/>
      <text:p text:style-name="P22">Actividad</text:p>
      <text:p text:style-name="P23"/>
      <text:p text:style-name="P23">Reunirse en grupos de 2 o 3 ingegrantes</text:p>
      <text:p text:style-name="P22"><text:span text:style-name="T17">Escribir un texto expositivo, explicando los siguiente </text:span><text:span text:style-name="T18">conceptos</text:span></text:p>
      <text:p text:style-name="P24"><text:tab/>a) Los xoteficos<text:tab/><text:tab/>-<text:tab/>El tecnototelis</text:p>
      <text:p text:style-name="P24"><text:tab/>b) El felimarisismo</text:p>
      <text:p text:style-name="P24"><text:tab/>c) El paparatesismo</text:p>
      <text:p text:style-name="P24"/>
      <text:p text:style-name="P24"><text:soft-page-break/>- Usar los recuros de la explicacion necesarios, para exponer el saber nuevo</text:p>
      <text:p text:style-name="P24"/>
      <text:p text:style-name="P25"/>
      <text:p text:style-name="P26"><text:span text:style-name="T18"><text:tab/><text:tab/><text:tab/></text:span><text:span text:style-name="T19">EL FELIMARISISMO</text:span></text:p>
      <text:p text:style-name="P27"/>
      <text:p text:style-name="P28">El felimarisismo es una enfermedad la cual proviene de la toxina, felimar, que se encuntra en el arbol Felimarasus Protatus. Normalmente es encontrada en profundos bosques.<text:tab/></text:p>
      <text:p text:style-name="P28"><text:tab/></text:p>
      <text:p text:style-name="P28"><text:tab/>Esta enfermedad fue descubierta en el año 2077 d.c. mediante la ingesion de la sabia del Felimarasus Portatus, la cual contiene dicha toxina, este arbol se encuentra en la antigua Asia Occidental. Es detectable segun los siguientes sintoma: </text:p>
      <text:p text:style-name="P28">- Tos seca</text:p>
      <text:p text:style-name="P29"><text:span text:style-name="T17">- </text:span><text:span text:style-name="T20">Espasmos musculares</text:span></text:p>
      <text:p text:style-name="P30">- Perdida de la memoria </text:p>
      <text:p text:style-name="P30">- Inflamacion de la lengua</text:p>
      <text:p text:style-name="P30">- Atrofiacion de articulaciones</text:p>
      <text:p text:style-name="P30">- Muerte cerebral</text:p>
      <text:p text:style-name="P30"/>
      <text:p text:style-name="P30"/>
      <text:p text:style-name="P31">Algunos de estos sintomas ocurren a las horas de la ingesion de la sabia, mientras que otros pueden tardar entre dias y semanas hasta que actuan.</text:p>
      <text:p text:style-name="P31"/>
      <text:p text:style-name="P31">Aunque esta toxina puede ser muy dañina para nuestro organismo, si se esteriliza correctamente puede ser utilizada en varias ramas de la medicina y en otros ambitos. Teniendo muchos avances en la cura del cancer, algunos estudios recientes <text:s/>demuestran que puede curarlo.</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2"/>
      <text:p text:style-name="P32"/>
      <text:p text:style-name="P32"><text:tab/><text:tab/><text:tab/><text:tab/>Inteligencia Artificial</text:p>
      <text:p text:style-name="P32"/>
      <text:p text:style-name="P33">¿Que es? <text:s/><text:span text:style-name="T21">La inteligencia artificial es un programa que se enfoca en simular las capacidades humanas como el pensamiento, el aprendizaje, resolucion de problemas y toma de decisiones.</text:span></text:p>
      <text:p text:style-name="P33"><text:tab/><text:span text:style-name="T22">Es un sistema que puede ser entrenado ya que tiene la capacidad de recibir nuevos conocimientos y adaptarse a todo tipo de situaciones, tal cual como hace el ser humano.</text:span></text:p>
      <text:p text:style-name="P33"/>
      <text:p text:style-name="P33"/>
      <text:p text:style-name="P34">Descripcion </text:p>
      <text:p text:style-name="P34">La inteligencia artificial es como un tejido de millones de hilos de datos y algoritmos, es como un cerebro digital, es capaz de aprender de la experiencia, reconocer patrones y adaptarse a nuevas situaciones.</text:p>
      <text:p text:style-name="P34"><text:tab/>Probablemente por su propia experiencia, se daran cuenta que no tiene emociones ni deseos propios, en realidad no es pensante, sus pensamientos o respuestas nacen de calculos estadisticos de una gran masa de informacion y entonces transforma esos numeros en la respuesta que nosotros <text:span text:style-name="T23">recibimos y leemos. </text:span></text:p>
      <text:p text:style-name="P34"/>
      <text:p text:style-name="P35"><text:tab/><text:span text:style-name="T24">Cuando usas tu tele tambien esta presente la inteligencia artificial al recomendare una serie <text:s/>o cuando hablas con Ok Google.</text:span></text:p>
      <text:p text:style-name="P35"/>
      <text:p text:style-name="P35"/>
      <text:p text:style-name="P36">3-6-25</text:p>
      <text:p text:style-name="P36"/>
      <text:p text:style-name="P36">1. En el siguiente texto Luciana y Danilo, dos hermanos que viven en la Plata fueron a visitar a su tia a Salta. A Danilo le encanto pero a Luciana no le gusto nada los dos le envian un correo electronico a su mama.</text:p>
      <text:p text:style-name="P36"/>
      <text:p text:style-name="P36">a) Leer el texto que escribio Danilo: </text:p>
      <text:p text:style-name="P36">¡¡Hola ma!! ¿Como andas? No sabes lo linda que es la casa de la tia. Es una de esas casas coloniales enormes, con un patio central llenos de plantas y un aljibe hermoso. Las habitaciones son superamplias, con unas <text:soft-page-break/>ventanas grandes con postigones de madera, como los de la Casa de Tucuman, y tambien tiene rejas <text:span text:style-name="T25">pintadas de negro. El living (la tia le dice “sala”) es alucinante, es re-grande, todo blanco, con muchas ventanas que dan al jardin del fondo, tiene el techo de madera y unos muebles muy antiguos que estan buenisimos. La tia tiene un perro que se llama “Lindo” que es un capo, esta todo el dia con nosotros pidiendonos que jugemos con el. </text:span></text:p>
      <text:p text:style-name="P37">Besos para vos y para papa.</text:p>
      <text:p text:style-name="P37"><text:tab/><text:tab/><text:tab/><text:tab/><text:tab/><text:tab/><text:tab/><text:tab/><text:tab/><text:tab/>Dani</text:p>
      <text:p text:style-name="P37"/>
      <text:p text:style-name="P37">b) Imaginen el correo electronico de Luciana y escribanlo en la carpeta debe tener la misma extension y aspectos de la casa, pero desde su perspectiva. </text:p>
      <text:p text:style-name="P37"/>
      <text:p text:style-name="P38">¡¡Hola ma!! ¿Como andas? No sabes lo<text:span text:style-name="T26"> </text:span><text:span text:style-name="T27">fea</text:span><text:span text:style-name="T26"> </text:span>que es la casa de la tia. Es una de esas casas coloniales <text:span text:style-name="T28">pequeñas</text:span>, con un patio central<text:span text:style-name="T28"> sin </text:span>plantas y un aljibe <text:s/><text:span text:style-name="T28">moribundo</text:span>. Las habitaciones son supe<text:span text:style-name="T29">r</text:span><text:span text:style-name="T28">pequeñas</text:span>, con unas ventanas<text:span text:style-name="T26"> </text:span><text:span text:style-name="T28">chicas</text:span><text:span text:style-name="T26"> </text:span>con postigones de madera <text:span text:style-name="T28">podrida</text:span>, como los de la Casa de Tucuman, y tambien tiene rejas <text:span text:style-name="T25">pintadas de negro</text:span><text:span text:style-name="T30">, </text:span><text:span text:style-name="T28">pero que ya se desgastaron</text:span><text:span text:style-name="T25">. El living (la tia le dice “sala”) es</text:span><text:span text:style-name="T30"> </text:span><text:span text:style-name="T28">horrible</text:span><text:span text:style-name="T25">, es re-</text:span><text:span text:style-name="T28">chiquito</text:span><text:span text:style-name="T25">, todo blanco, con</text:span><text:span text:style-name="T30"> </text:span><text:span text:style-name="T28">pocas</text:span><text:span text:style-name="T30"> </text:span><text:span text:style-name="T25">ventanas que dan al jardin del fondo, tiene el techo de madera y unos muebles muy antiguos que </text:span><text:span text:style-name="T28">largan feo olor</text:span><text:span text:style-name="T25">. La tia tiene un perro que se llama “Lindo” que es un </text:span><text:span text:style-name="T28">pesado</text:span><text:span text:style-name="T25">, esta todo el dia con nosotros</text:span><text:span text:style-name="T30"> </text:span><text:span text:style-name="T28">molestando para</text:span><text:span text:style-name="T30"> </text:span><text:span text:style-name="T25">que jugemos con el. </text:span></text:p>
      <text:p text:style-name="P39">Besos para vos y para papa.</text:p>
      <text:p text:style-name="P39"><text:tab/><text:tab/><text:tab/><text:tab/><text:tab/><text:tab/><text:tab/><text:span text:style-name="T31">Luciana.</text:span></text:p>
      <text:p text:style-name="P39"><text:tab/><text:tab/><text:tab/><text:tab/><text:tab/><text:tab/><text:tab/><text:tab/><text:tab/><text:tab/></text:p>
      <text:p text:style-name="P38"/>
      <text:p text:style-name="P37">c) Unan con flechas los adjetivos de las siguientes columnas, armando parejas de antonimos.</text:p>
      <text:p text:style-name="P37"/>
      <table:table table:name="Table1" table:style-name="Table1">
        <table:table-column table:style-name="Table1.A"/>
        <table:table-column table:style-name="Table1.B"/>
        <table:table-row>
          <table:table-cell table:style-name="Table1.A1" office:value-type="string">
            <text:p text:style-name="P40">Adjetivos de valoracion positiva</text:p>
          </table:table-cell>
          <table:table-cell table:style-name="Table1.B1" office:value-type="string">
            <text:p text:style-name="P40">Adjetivos de valoracion negativa</text:p>
          </table:table-cell>
        </table:table-row>
        <table:table-row>
          <table:table-cell table:style-name="Table1.A2" office:value-type="string">
            <text:p text:style-name="P40">Generoso</text:p>
          </table:table-cell>
          <table:table-cell table:style-name="Table1.B2" office:value-type="string">
            <text:p text:style-name="P41">Avaro</text:p>
          </table:table-cell>
        </table:table-row>
        <table:table-row>
          <table:table-cell table:style-name="Table1.A2" office:value-type="string">
            <text:p text:style-name="P40">Amable</text:p>
          </table:table-cell>
          <table:table-cell table:style-name="Table1.B2" office:value-type="string">
            <text:p text:style-name="P41">Grosero</text:p>
          </table:table-cell>
        </table:table-row>
        <table:table-row>
          <table:table-cell table:style-name="Table1.A2" office:value-type="string">
            <text:p text:style-name="P40">Bondadoso</text:p>
          </table:table-cell>
          <table:table-cell table:style-name="Table1.B2" office:value-type="string">
            <text:p text:style-name="P41">Malvad<text:span text:style-name="T32">o</text:span></text:p>
          </table:table-cell>
        </table:table-row>
        <table:table-row>
          <table:table-cell table:style-name="Table1.A2" office:value-type="string">
            <text:p text:style-name="P40">Ansioso</text:p>
          </table:table-cell>
          <table:table-cell table:style-name="Table1.B2" office:value-type="string">
            <text:p text:style-name="P42">Hostil</text:p>
          </table:table-cell>
        </table:table-row>
        <table:table-row>
          <table:table-cell table:style-name="Table1.A2" office:value-type="string">
            <text:p text:style-name="P40">Sereno</text:p>
          </table:table-cell>
          <table:table-cell table:style-name="Table1.B2" office:value-type="string">
            <text:p text:style-name="P41">Inquieto</text:p>
          </table:table-cell>
        </table:table-row>
        <text:soft-page-break/>
        <table:table-row>
          <table:table-cell table:style-name="Table1.A2" office:value-type="string">
            <text:p text:style-name="P40">Audaz</text:p>
          </table:table-cell>
          <table:table-cell table:style-name="Table1.B2" office:value-type="string">
            <text:p text:style-name="P41">Temeroso</text:p>
          </table:table-cell>
        </table:table-row>
      </table:table>
      <text:p text:style-name="P37"/>
      <text:p text:style-name="P37"/>
      <text:p text:style-name="P37">d) En el siguiente recuadro, subrayen con un color los verbos que expresen un juicio de valor positivo y con otro, los que expresan uno negativo.</text:p>
      <text:p text:style-name="P37"/>
      <text:p text:style-name="P37"><text:span text:style-name="T33">Gustar</text:span>, <text:span text:style-name="T34">apreciar</text:span>, <text:span text:style-name="T35">repudiar</text:span>, <text:span text:style-name="T34">amar</text:span>, <text:span text:style-name="T35">calumniar</text:span>, <text:span text:style-name="T34">halagar</text:span>, <text:span text:style-name="T35">aborrecer</text:span>, <text:span text:style-name="T34">felicitar</text:span>, <text:span text:style-name="T35">denunciar</text:span>, <text:span text:style-name="T35">detestar</text:span>, <text:span text:style-name="T34">ayudar</text:span>, <text:span text:style-name="T34">acompañar</text:span>, <text:span text:style-name="T35">insultar</text:span>, <text:span text:style-name="T34">ofrecer</text:span>, <text:span text:style-name="T35">molestar</text:span>.</text:p>
      <text:p text:style-name="P43">Valor negativo</text:p>
      <text:p text:style-name="P44">Valor positivo</text:p>
      <text:p text:style-name="P37"/>
      <text:p text:style-name="P37">e) Los siguientes titulares corresponden a dos diarios diferentes y se refieren a la misma noticia. En uno de ellos el hecho se presenta mas inquietante que en el otro. Determine cuales son esos elementos verbales y no verbales que marcan esta diferencia y anotelos a continuacion.</text:p>
      <text:p text:style-name="P37"/>
      <text:p text:style-name="P37"/>
      <text:p text:style-name="P45"/>
      <text:p text:style-name="P45">TRAGICO TEMPORAL DEJO INCONTABLES VICTIMAS EN LA CIUDAD<text:span text:style-name="T36"> </text:span></text:p>
      <text:p text:style-name="P46">Incalculables perdidas a causa del temporal</text:p>
      <text:p text:style-name="P46"/>
      <text:p text:style-name="P47"/>
      <table:table table:name="Table2" table:style-name="Table2">
        <table:table-column table:style-name="Table2.A"/>
        <table:table-column table:style-name="Table2.B"/>
        <table:table-row>
          <table:table-cell table:style-name="Table2.A1" office:value-type="string">
            <text:p text:style-name="P48">Elementos verbales</text:p>
          </table:table-cell>
          <table:table-cell table:style-name="Table2.B1" office:value-type="string">
            <text:p text:style-name="P48">Elementos no verbales</text:p>
          </table:table-cell>
        </table:table-row>
        <table:table-row>
          <table:table-cell table:style-name="Table2.A2" office:value-type="string">
            <text:p text:style-name="P49">Tragico</text:p>
          </table:table-cell>
          <table:table-cell table:style-name="Table2.B2" office:value-type="string">
            <text:p text:style-name="P48">Titulo en Negrita</text:p>
          </table:table-cell>
        </table:table-row>
        <table:table-row>
          <table:table-cell table:style-name="Table2.A2" office:value-type="string">
            <text:p text:style-name="P49">Icontables</text:p>
          </table:table-cell>
          <table:table-cell table:style-name="Table2.B2" office:value-type="string">
            <text:p text:style-name="P48">Mayusculas remarcando la importancia</text:p>
          </table:table-cell>
        </table:table-row>
        <table:table-row>
          <table:table-cell table:style-name="Table2.A2" office:value-type="string">
            <text:p text:style-name="P49">Incalculables</text:p>
          </table:table-cell>
          <table:table-cell table:style-name="Table2.B2" office:value-type="string">
            <text:p text:style-name="P49">Palabras mas grandes</text:p>
          </table:table-cell>
        </table:table-row>
        <table:table-row>
          <table:table-cell table:style-name="Table2.A2" office:value-type="string">
            <text:p text:style-name="P49">Victimas</text:p>
          </table:table-cell>
          <table:table-cell table:style-name="Table2.B2" office:value-type="string">
            <text:p text:style-name="P50"/>
          </table:table-cell>
        </table:table-row>
      </table:table>
      <text:p text:style-name="P51"/>
      <text:p text:style-name="P46"/>
      <text:p text:style-name="P46"/>
      <text:p text:style-name="P46"/>
      <text:p text:style-name="P46">Las fuertes lluvias provocaron inundaciones en algunos barrios</text:p>
      <text:p text:style-name="P45"><text:span text:style-name="T36">Inte</text:span><text:span text:style-name="T37">n</text:span><text:span text:style-name="T36">so temporal de lluvia y viento</text:span></text:p>
      <text:p text:style-name="P46"/>
      <text:p text:style-name="P47"/>
      <table:table table:name="Table3" table:style-name="Table3">
        <table:table-column table:style-name="Table3.A"/>
        <table:table-column table:style-name="Table3.B"/>
        <text:soft-page-break/>
        <table:table-row>
          <table:table-cell table:style-name="Table3.A1" office:value-type="string">
            <text:p text:style-name="P48">Elementos verbales</text:p>
          </table:table-cell>
          <table:table-cell table:style-name="Table3.B1" office:value-type="string">
            <text:p text:style-name="P48">Elementos no verbales</text:p>
          </table:table-cell>
        </table:table-row>
        <table:table-row>
          <table:table-cell table:style-name="Table3.A2" office:value-type="string">
            <text:p text:style-name="P49">Fuertes</text:p>
          </table:table-cell>
          <table:table-cell table:style-name="Table3.B2" office:value-type="string">
            <text:p text:style-name="P49">Todo en minuscula</text:p>
          </table:table-cell>
        </table:table-row>
        <table:table-row>
          <table:table-cell table:style-name="Table3.A2" office:value-type="string">
            <text:p text:style-name="P49">Intenso</text:p>
          </table:table-cell>
          <table:table-cell table:style-name="Table3.B2" office:value-type="string">
            <text:p text:style-name="P49">Poco tamaño</text:p>
          </table:table-cell>
        </table:table-row>
        <table:table-row>
          <table:table-cell table:style-name="Table3.A2" office:value-type="string">
            <text:p text:style-name="P49">Inundaciones</text:p>
          </table:table-cell>
          <table:table-cell table:style-name="Table3.B2" office:value-type="string">
            <text:p text:style-name="P49">Interpretacion menos exagerada</text:p>
          </table:table-cell>
        </table:table-row>
        <table:table-row>
          <table:table-cell table:style-name="Table3.A2" office:value-type="string">
            <text:p text:style-name="P50"/>
          </table:table-cell>
          <table:table-cell table:style-name="Table3.B2" office:value-type="string">
            <text:p text:style-name="P50"/>
          </table:table-cell>
        </table:table-row>
      </table:table>
      <text:p text:style-name="P51"/>
      <text:p text:style-name="P46"/>
      <text:p text:style-name="P46">f) Existen textos objetivos y textos subjetivos. Transcriba las definiciones del diccionario de la RAE <text:tab/></text:p>
      <text:p text:style-name="P46"/>
      <text:p text:style-name="P45"><text:span text:style-name="T36"><text:tab/>Objetivo: </text:span><text:span text:style-name="T38">Perteneciente o relativo al objeto en si mismo, con independencia de la propia manera de pensar o de sentir. //Que existe realmente, fuera del sujeto que lo conoce.</text:span></text:p>
      <text:p text:style-name="P45"><text:span text:style-name="T36"><text:tab/>Subjetivo: </text:span><text:span text:style-name="T38">Perteneciente o relativo al sujeto, considerado en oposicion al mundo externo. // Perteneciente o relativo al modo de pensar o de sentir del sujeto, y no al objet</text:span><text:span text:style-name="T37">o</text:span><text:span text:style-name="T38"> en si mismo.</text:span></text:p>
      <text:p text:style-name="P46"/>
      <text:p text:style-name="P46"/>
      <text:p text:style-name="P46">Los subjetivemas son las expresiones que manfiestan una valoracion por parte del hablante. Pueden ser sustantivos, adjetivos, verbos, adverbios o construcciones linguisticas en general. Son palabras con rasgo positivos o negativos, que evidencian el punto de vista del emisor, a la vez que genera determinada impresion en el destinatario.</text:p>
      <text:p text:style-name="P46"/>
      <text:p text:style-name="P46"><text:s text:c="2"/></text:p>
      <text:p text:style-name="P46"/>
      <text:p text:style-name="P52">Reescribe estas oraciones agregando subjetivemas </text:p>
      <text:p text:style-name="P52"/>
      <text:p text:style-name="P53"><text:span text:style-name="T36">- La reunion en diputados </text:span><text:span text:style-name="T39">termino</text:span><text:span text:style-name="T40"> a hs 13.00</text:span></text:p>
      <text:p text:style-name="P54">La escandalosa reunion en diputados se tuvo que cerrar a las 13.00.</text:p>
      <text:list text:style-name="L1">
        <text:list-item>
          <text:p text:style-name="P55"><text:span text:style-name="T41">- El gobierno </text:span><text:span text:style-name="T42">dijo </text:span><text:span text:style-name="T41">que la inflacion de mayo aumento.</text:span></text:p>
        </text:list-item>
      </text:list>
      <text:p text:style-name="P54"/>
      <text:p text:style-name="P53"><text:span text:style-name="T40">- La policia </text:span><text:span text:style-name="T43">intervino </text:span><text:span text:style-name="T40">en el tumulto de los manifestantes.</text:span></text:p>
      <text:p text:style-name="P54">La policia tuvo que intervenir en el catoico tumulto de los manifestantes.</text:p>
      <text:p text:style-name="P54"/>
      <text:p text:style-name="P54"/>
      <text:p text:style-name="P54"/>
      <text:p text:style-name="P54"/>
      <text:p text:style-name="P54"><text:soft-page-break/></text:p>
      <text:p text:style-name="P54"/>
      <text:p text:style-name="P54"/>
      <text:p text:style-name="P54"/>
      <text:p text:style-name="P56">10-06</text:p>
      <text:p text:style-name="P56"/>
      <text:p text:style-name="P56"><text:tab/><text:tab/><text:tab/><text:span text:style-name="T44">El Texto Argumentativo</text:span></text:p>
      <text:p text:style-name="P57"/>
      <text:p text:style-name="P58">Argumentar es convencer utilizando argumentos adecuados para demostrar que tiene razon.</text:p>
      <text:p text:style-name="P58"/>
      <text:p text:style-name="P58">Por grupos: Elegir una situacion comunicativa y dar un argumento.</text:p>
      <text:p text:style-name="P58">1) Un adolescente que quiere que sus padres le dejen ir a bailar.</text:p>
      <text:p text:style-name="P58">2) Un empleado que pretende demostrar a su jefe que trabajo correctamente.</text:p>
      <text:p text:style-name="P58">3) Un estudiante que intenta presuadir al profesor sobre lo injusto de su nota.</text:p>
      <text:p text:style-name="P58"/>
      <text:p text:style-name="P58"/>
      <text:p text:style-name="P58">1. Me pasan a buscar y me traen de vuelta a casa.</text:p>
      <text:p text:style-name="P58">Es una fiesta de la Iglesia.</text:p>
      <text:p text:style-name="P58">Quiero pasar un raton con mis amigos.</text:p>
      <text:p text:style-name="P58">Prometo llegar temprano y no tomar mucho.</text:p>
      <text:p text:style-name="P58">Soy responsible: tengo buenas notas y <text:s/>ayudo en la casa.</text:p>
      <text:p text:style-name="P58">Llegare a la hora acordada y me mantendre en <text:s/>contacto.</text:p>
      <text:p text:style-name="P58"/>
      <text:p text:style-name="P58">2. Lego a horario.</text:p>
      <text:p text:style-name="P58">No falto nunca.</text:p>
      <text:p text:style-name="P58">Supervise como </text:p>
      <text:p text:style-name="P58"/>
      <text:p text:style-name="P58">3. Aprobe todos los trabajos con 8 (ocho), solo desaprobe la final.</text:p>
      <text:p text:style-name="P58"/>
      <text:p text:style-name="P59">22-7 </text:p>
      <text:p text:style-name="P59"/>
      <text:p text:style-name="P60">1) Leer el texto “ Bullying un fenomeno que avanza” e identificamos las consecuencias, tanto para el agresor como para el agredido en una situacion como esta.</text:p>
      <text:p text:style-name="P60"/>
      <text:p text:style-name="P61">Agresor </text:p>
      <text:p text:style-name="P62"><text:soft-page-break/>- Falta limites</text:p>
      <text:p text:style-name="P62">- Sigue patrones de conducta que vive en su casa</text:p>
      <text:p text:style-name="P62">- Normalizar la violencia</text:p>
      <text:p text:style-name="P62">- <text:span text:style-name="T45">Poco contacto o dialogo familiar</text:span></text:p>
      <text:p text:style-name="P62">- <text:span text:style-name="T45">Diferente comportamiento en la casa y en la escuela.</text:span></text:p>
      <text:p text:style-name="P62"/>
      <text:p text:style-name="P63">Agredido</text:p>
      <text:p text:style-name="P64">- Daño fisico</text:p>
      <text:p text:style-name="P64">- Daño fisiologico (baja autoestima)</text:p>
      <text:p text:style-name="P64">- Tiende a aislarse</text:p>
      <text:p text:style-name="P64">- Problemas emocionales, tiende a deprimirse</text:p>
      <text:p text:style-name="P64">- Bajo rendimiento escolar</text:p>
      <text:p text:style-name="P64">- Deseos de venganza pueden transformalo en “agresor”</text:p>
      <text:p text:style-name="P64"/>
      <text:p text:style-name="P60"/>
      <text:p text:style-name="P60">2) ¿Que es argumentar?</text:p>
      <text:p text:style-name="P65">Argumentar es la manera escrita <text:span text:style-name="T46">u</text:span> <text:span text:style-name="T46">or</text:span>al de probar, justificar o defender una afirmacion. Deben ser consistentes y coherentes, para que cualquier persona pueda entender nuestro punto de vista.</text:p>
      <text:p text:style-name="P60"/>
      <text:p text:style-name="P66"/>
      <text:p text:style-name="P66"/>
      <text:p text:style-name="P67"/>
      <text:p text:style-name="P64"/>
      <text:p text:style-name="P60">3) ¿Cuantos tipos de argumetos hay?¿Cual es la funcion de cada uno de ellos?</text:p>
      <text:p text:style-name="P60"/>
      <text:p text:style-name="P68">Los tipos de argumentos son: </text:p>
      <text:p text:style-name="P68">- Racionales: Explican a traves de la logica y su funcion es convencer.</text:p>
      <text:p text:style-name="P68">- Emotivos o afectivos: Apelan a los sentimientos con el fin de persuadir.</text:p>
      <text:p text:style-name="P68"/>
      <text:p text:style-name="P60"/>
      <text:p text:style-name="P60">4) Piensen, un argumento racional y otro emotivo sobre el bullying.</text:p>
      <text:p text:style-name="P60"/>
      <text:p text:style-name="P68">Racional: “ Los especialistas del observatorio nacional de violencia en las escuelas coinciden en que gran parte de la problematica radica en la relacion entre los chicos y sus padres”. </text:p>
      <text:p text:style-name="P68"/>
      <text:p text:style-name="P68"><text:soft-page-break/>Emotivo: “Si bien es cierto que hay planes de capactiacion para docentes, no obstante 8 de cada 10 maestros dicen no sentirse capacitados para enfrentar estas situaciones”.<text:tab/></text:p>
      <text:p text:style-name="P69"/>
      <text:p text:style-name="P69"/>
      <text:p text:style-name="P70">Martes, 29 de Julio </text:p>
      <text:p text:style-name="P70"/>
      <text:p text:style-name="P70"><text:tab/><text:tab/><text:tab/><text:tab/>La Argumentacion</text:p>
      <text:p text:style-name="P70"/>
      <text:p text:style-name="P70"><text:tab/>Argumentamos para convencer, cuando queremos darle fuerza a una decision. </text:p>
      <text:p text:style-name="P70"><text:tab/>Toda argumentacion plantea una situacion dialogica, tiene como proposito persuadir, convencer o demostrar. </text:p>
      <text:p text:style-name="P70"><text:tab/>Aborda temas que son polemicos lo que impulsa la necesidad de argumentar. </text:p>
      <text:p text:style-name="P70"/>
      <text:p text:style-name="P70"><text:tab/>Estructura de la argumentacion</text:p>
      <text:p text:style-name="P70">En toda ar<text:span text:style-name="T47">gu</text:span>mentacion encontramos: <text:tab/></text:p>
      <text:p text:style-name="P70"/>
      <text:p text:style-name="P70">- <text:span text:style-name="T47">Un tema</text:span></text:p>
      <text:p text:style-name="P71">- Una hipotesis del autor sobre un determinado tema es la idea sobre lo que se esta reflexionando y que expresa el punto de vista sobre el tema en cuestion.</text:p>
      <text:p text:style-name="P71">- Los argumentos son los hechos, pruebas o datos que estructurados por el razonamiento del autor respaldan la tesis.</text:p>
      <text:p text:style-name="P71">- Una conclusion que es el momento en que se retoma, se completa las ideas enunciadas en la hipotesis.</text:p>
      <text:p text:style-name="P71"/>
      <text:p text:style-name="P71"><text:tab/>La argumentacion se hace presente en la vida cotidiana siempre que resulte necesario opinar reflexionar o criticar algun punto de vista con la intencion de persuadir a la otra. </text:p>
      <text:p text:style-name="P71"/>
      <text:p text:style-name="P71"><text:tab/><text:span text:style-name="T48">Actividad</text:span></text:p>
      <text:p text:style-name="P71">- <text:span text:style-name="T48">Ahora descubramos la estructura argumentativa en “bullying un fenomeno avanza”. </text:span>- <text:span text:style-name="T48">Ahora descubramos la estructura argumenta tiva en “bullying un fenomeno avanza”. </text:span></text:p>
      <text:p text:style-name="P60"/>
      <text:p text:style-name="P72"/>
      <text:p text:style-name="P72"><text:tab/></text:p>
      <text:p text:style-name="P72"><text:soft-page-break/></text:p>
      <text:p text:style-name="P73">Martes, 05 de Agosto</text:p>
      <text:p text:style-name="P73"/>
      <text:p text:style-name="P73">Argumentar → Convencer, persuadir a otro dando razones </text:p>
      <text:p text:style-name="P73"/>
      <text:p text:style-name="P73">Estructura: </text:p>
      <text:list text:style-name="L2">
        <text:list-item>
          <text:p text:style-name="P74"><text:span text:style-name="T49">Tema → Presentaci</text:span><text:span text:style-name="T50">ón</text:span></text:p>
        </text:list-item>
        <text:list-item>
          <text:p text:style-name="P75">Tesis o hipotesis → Opinion sobre un tema controvertido</text:p>
        </text:list-item>
        <text:list-item>
          <text:p text:style-name="P75">Demostracion con argumentos → Estrategias argumentativas</text:p>
        </text:list-item>
        <text:list-item>
          <text:p text:style-name="P75">Conclusion → Se retoma la tesis tratando de impresionar favorablemente al lector <text:tab/><text:tab/></text:p>
        </text:list-item>
      </text:list>
      <text:p text:style-name="P73"/>
      <text:p text:style-name="P76">1er Parrafo: Tema → Bullying.</text:p>
      <text:p text:style-name="P76">2do Parrafo: Tesis → Cada dia hay mas casos de violencia en las escuelas. </text:p>
      <text:p text:style-name="P76">3er Parrafo: Cita de autoridad → Los especialistas del Observatorio Nacional de Violencia en las escuelas (abalan la tesis) .</text:p>
      <text:p text:style-name="P76">4to Parrafo: Causa-Consecuencia→ Las victimas suelen ocultar las agresiones, no avisan a los adultos – Las lleva a encerrarse en un circulo de angustia.<text:tab/>Analogia → Actuan como si fueran espias con una doble vida.</text:p>
      <text:p text:style-name="P77">5to Parrafo: Concesion → Si bien es cierto que hay planes de capacitacion para docentes, no obstante …</text:p>
      <text:p text:style-name="P77">6to Parrafo: Pregunta retorica → Quien le pone el cascabel al gato?</text:p>
      <text:p text:style-name="P77">7to Parrafo: Refutacion </text:p>
      <text:p text:style-name="P73"/>
      <text:p text:style-name="P73"/>
      <text:p text:style-name="P78">Consigna: Leer el texto “Para que sirven los modales?”</text:p>
      <text:list text:style-name="L3">
        <text:list-item>
          <text:p text:style-name="P79">Identificar la estructura argumentativa en el texto.</text:p>
        </text:list-item>
        <text:list-item>
          <text:p text:style-name="P79">Identificar las estrategias argumentativas.</text:p>
        </text:list-item>
        <text:list-item>
          <text:p text:style-name="P79">Buscar subjetivemas que utiliza la autora.</text:p>
        </text:list-item>
        <text:list-item>
          <text:p text:style-name="P79">Cual es el punto de partida de este texto? Se retoma la tesis en la conclusion? </text:p>
        </text:list-item>
      </text:list>
      <text:p text:style-name="P80">1.</text:p>
      <text:p text:style-name="P80"><text:tab/>1er Parrafo: Tema → situacion de vida real, actualidad, <text:span text:style-name="T51">Para que sirven los modales? </text:span></text:p>
      <text:p text:style-name="P81"><text:span text:style-name="T49"><text:tab/>2do Parrafo: Tesis →</text:span><text:span text:style-name="T52"> Da su opinion sobre la cordialidad en relaciones laborales.</text:span></text:p>
      <text:p text:style-name="P82"><text:span text:style-name="T52">L</text:span><text:span text:style-name="T49">o buenos modales facilitan la comunicacion entre las personas. </text:span></text:p>
      <text:p text:style-name="P83"/>
      <text:p text:style-name="P84"><text:soft-page-break/><text:tab/>3er Parrafo: Argumentacion → <text:span text:style-name="T53">Ejemplos</text:span></text:p>
      <text:p text:style-name="P84"/>
      <text:p text:style-name="P84"/>
      <text:p text:style-name="P85"><text:tab/>4to Parrafo: Argumentacion → Pregunta retorica. <text:span text:style-name="T51">Cuanto tiempo real, no psicologico, nos insume un saludo?</text:span></text:p>
      <text:p text:style-name="P86"><text:span text:style-name="T49"><text:tab/>5to Parrafo: Conclusion →</text:span><text:span text:style-name="T54"> Concesion, retoma la tesis aceptando en parte la aceleracion de la vida actual, pero negandose a transformarse en automatas indiferentes. </text:span></text:p>
      <text:p text:style-name="P85"/>
      <text:p text:style-name="P85"/>
      <text:p text:style-name="P85">3. <text:span text:style-name="T55">Subjetivemas: "En esa agitada relacion laboral”, “Lamentablemente, en esta epoca”, “La perpetua necesidad de apurarse”, “La vida actual es siempre febril”, “Una sonrisa cortes”.</text:span></text:p>
      <text:p text:style-name="P85"/>
      <text:p text:style-name="P87"><text:span text:style-name="T56">4. </text:span><text:span text:style-name="T57">La vida actual es febril. En el trabajo pasamos de un tramite a una entrevista, de un expediente a la computadora, de la fotocopiadora a una reunion. Durante esas horas de ajetreo (subjetivema), tratamos con mucha gente.</text:span></text:p>
      <text:p text:style-name="P88"/>
      <text:p text:style-name="P89">A pesar de la aceleracion de la vida actual nos negamos a transformarnos en automatas indiferentes</text:p>
      <text:p text:style-name="P89"/>
      <text:p text:style-name="P89"/>
      <text:p text:style-name="P90">Martes 19 de Agosto</text:p>
      <text:p text:style-name="P90"/>
      <text:p text:style-name="P90">Leer el texto “Educacion”: Recurso indispensable para el desarrollo”</text:p>
      <text:p text:style-name="P90"/>
      <text:p text:style-name="P90">Indiscuntible que ningun pais puede crecer si no tiene como prioridad la educacion de su pueblo </text:p>
      <text:p text:style-name="P85"/>
      <table:table table:name="Table4" table:style-name="Table4">
        <table:table-column table:style-name="Table4.A"/>
        <table:table-column table:style-name="Table4.B"/>
        <table:table-row>
          <table:table-cell table:style-name="Table4.A1" office:value-type="string">
            <text:p text:style-name="P91">Palabras o frases que ordenan las ideas del texto</text:p>
          </table:table-cell>
          <table:table-cell table:style-name="Table4.B1" office:value-type="string">
            <text:p text:style-name="P92">En principio – En segundo lugar</text:p>
          </table:table-cell>
        </table:table-row>
        <table:table-row>
          <table:table-cell table:style-name="Table4.A2" office:value-type="string">
            <text:p text:style-name="P91">Palabras o frases que explican una causa, una razon</text:p>
          </table:table-cell>
          <table:table-cell table:style-name="Table4.B2" office:value-type="string">
            <text:p text:style-name="P92">Por lo tanto – Ya que </text:p>
            <text:p text:style-name="P92"/>
          </table:table-cell>
        </table:table-row>
        <table:table-row>
          <table:table-cell table:style-name="Table4.A2" office:value-type="string">
            <text:p text:style-name="P91">Palabras o frases que indican que hay un obstaculo una oposicion, una adversidad</text:p>
          </table:table-cell>
          <table:table-cell table:style-name="Table4.B2" office:value-type="string">
            <text:p text:style-name="P92">Sin embargo</text:p>
          </table:table-cell>
        </table:table-row>
        <table:table-row>
          <table:table-cell table:style-name="Table4.A2" office:value-type="string">
            <text:p text:style-name="P91">Vocablos o frases que señalan una <text:soft-page-break/>consecuencia de lo dicho con anterioridad<text:line-break/></text:p>
          </table:table-cell>
          <table:table-cell table:style-name="Table4.B2" office:value-type="string">
            <text:p text:style-name="P92">En sintesis</text:p>
          </table:table-cell>
        </table:table-row>
      </table:table>
      <text:p text:style-name="P85"/>
      <text:p text:style-name="P85"/>
      <text:p text:style-name="P93">Martes 26 de Agosto</text:p>
      <text:p text:style-name="P94"/>
      <text:p text:style-name="P94"/>
      <text:p text:style-name="P94">La argumentacion: La nota de opinion</text:p>
      <text:p text:style-name="P94"/>
      <text:p text:style-name="P95">Los conectores de la argumentacion</text:p>
      <text:p text:style-name="P95"/>
      <text:p text:style-name="P96">Son aquellas palabras o frases que se utilizan para relacionar ideas y organizar las partes de un texto con el objetivo de lograr la coherencia de este. Estos conectores pueden ser: </text:p>
      <text:p text:style-name="P96"/>
      <text:p text:style-name="P97">Organizadores:<text:span text:style-name="T17"> Ordenan ideas y facilitan la comprension: en primer lugar, en principio, en primer instancia, en segundo lugar, en sintesis, en suma, para concluir, </text:span><text:span text:style-name="T58">en resumen, etc.</text:span></text:p>
      <text:p text:style-name="P98"/>
      <text:p text:style-name="P99">Causales:<text:span text:style-name="T17"> Son aquellos que explican el porque de lo que se afirma: porque, puesto que, ya que, debido a, a causa de, etc.</text:span></text:p>
      <text:p text:style-name="P100"/>
      <text:p text:style-name="P99">Consecutivos:<text:span text:style-name="T17"> Indican la consecuencia de lo que se venia planteando: por lo tanto, en consecuencia, por consiguiente, de ahi que, asi pues, etc.</text:span></text:p>
      <text:p text:style-name="P100"/>
      <text:p text:style-name="P99">Adversativos:<text:span text:style-name="T17"> Señalan una oposicion, un impedimiento </text:span><text:span text:style-name="T59">a la idea que precede: pero, sin embargo, no obstante, etc.</text:span></text:p>
      <text:p text:style-name="P101"/>
      <text:p text:style-name="P101">-Luego de leer el texto anterior identifique en el: </text:p>
      <text:p text:style-name="P102">a) Tesis, argumentos (demostracion), y conclusion. Marque esas partes en el texto </text:p>
      <text:p text:style-name="P103">b) Dentro de la demostracion, indique y transcriba cuales son las estrategias de la argumentacion utilizado por la autora.</text:p>
      <text:p text:style-name="P103"/>
      <text:p text:style-name="P104"/>
      <text:p text:style-name="P104"/>
      <text:p text:style-name="P104"/>
      <text:p text:style-name="P104"/>
      <text:p text:style-name="Preformatted_20_Text"><text:soft-page-break/>Martes 2 de Septiembre</text:p>
      <text:p text:style-name="P105"/>
      <text:h text:style-name="Heading_20_1" text:outline-level="1">El texto Argumentativo: nota de opinion</text:h>
      <text:p text:style-name="P106"><text:tab/></text:p>
      <text:p text:style-name="P107"><draw:line text:anchor-type="paragraph" draw:z-index="0" draw:name="Shape1" draw:style-name="gr1" draw:text-style-name="P108" svg:x1="7.4988in" svg:y1="0.2445in" svg:x2="7.4988in" svg:y2="0.5398in"><text:p/></draw:line>Texto Argumentativo – <text:span text:style-name="T60">Estructura – Tema → Tesis o hipotesis → Cuerpo <text:tab/>– <text:tab/>Argumentos</text:span></text:p>
      <text:p text:style-name="P109"><draw:line text:anchor-type="paragraph" draw:z-index="1" draw:name="Shape2" draw:style-name="gr1" draw:text-style-name="P108" svg:x1="7.5043in" svg:y1="0.5307in" svg:x2="7.4953in" svg:y2="0.7823in"><text:p/></draw:line><draw:line text:anchor-type="paragraph" draw:z-index="2" draw:name="Shape3" draw:style-name="gr1" draw:text-style-name="P108" svg:x1="6.4063in" svg:y1="0.0181in" svg:x2="6.398in" svg:y2="0.7736in"><text:p/></draw:line><text:s text:c="2"/><text:tab/><text:tab/><text:tab/><text:tab/><text:tab/><text:tab/><text:tab/><text:line-break/><text:tab/><text:tab/><text:tab/><text:tab/><text:tab/><text:tab/><text:tab/>Las estrategias o recursos de argumentacion <text:s/><text:tab/><text:tab/><text:tab/><text:tab/><text:tab/><text:tab/><text:tab/></text:p>
      <text:p text:style-name="P109"><text:tab/><text:tab/><text:tab/><text:tab/><text:tab/>Conclusion<text:tab/><text:tab/>conectores</text:p>
      <text:p text:style-name="P99"/>
      <text:p text:style-name="P99"/>
      <text:p text:style-name="P110"><draw:line text:anchor-type="paragraph" draw:z-index="3" draw:name="Shape4" draw:style-name="gr1" draw:text-style-name="P108" svg:x1="3.0902in" svg:y1="0.1291in" svg:x2="4.2102in" svg:y2="0.1291in"><text:p/></draw:line><draw:line text:anchor-type="paragraph" draw:z-index="4" draw:name="Shape5" draw:style-name="gr1" draw:text-style-name="P108" svg:x1="3.0209in" svg:y1="0.1291in" svg:x2="4.2362in" svg:y2="0.363in"><text:p/></draw:line><draw:line text:anchor-type="paragraph" draw:z-index="5" draw:name="Shape6" draw:style-name="gr1" draw:text-style-name="P108" svg:x1="3.0209in" svg:y1="0.1291in" svg:x2="4.2453in" svg:y2="0.6063in"><text:p/></draw:line><draw:line text:anchor-type="paragraph" draw:z-index="6" draw:name="Shape7" draw:style-name="gr1" draw:text-style-name="P108" svg:x1="3.0209in" svg:y1="0.1291in" svg:x2="4.228in" svg:y2="0.8665in"><text:p/></draw:line>Tipos de Textos Argumentativos<text:tab/>Carta de lectores</text:p>
      <text:p text:style-name="P110"><text:tab/>Nota de opinion</text:p>
      <text:p text:style-name="P110"><text:tab/>Editorial</text:p>
      <text:p text:style-name="P110"><text:tab/>Publicidad</text:p>
      <text:p text:style-name="P110"/>
      <text:p text:style-name="P111"/>
      <text:list text:style-name="L4">
        <text:list-item>
          <text:p text:style-name="P112">Determinen cual es el tema del articulo. De que manera se anticipa ese tema en el titulo? </text:p>
        </text:list-item>
      </text:list>
      <text:p text:style-name="P113"><text:span text:style-name="T61">E</text:span><text:span text:style-name="T62">l tema del articulo es el exceso de contaminacion sonora en las viviendas, en los barrios y en las ciudades, que afecta a todos. El titulo “Que se calle el del bombo” propone que la autora </text:span><text:span text:style-name="T63">es fastidiada por el bombo, por lo que nos lleva a pensar que el</text:span><text:span text:style-name="T64">S </text:span><text:span text:style-name="T63"><text:s/>articulo hablara sobre los rudios molestos en su dia a dia.<text:line-break/></text:span></text:p>
      <text:list text:continue-numbering="true" text:style-name="L4">
        <text:list-item>
          <text:p text:style-name="P112">Esta de acuerdo con lo que propone la autora? Argumenten a favor o en contra. </text:p>
        </text:list-item>
      </text:list>
      <text:p text:style-name="P114"><text:span text:style-name="T62">La autora propone que el silencio se a convertido en un intruso para todos los ciudadanos que se debe reivindicar como un derecho indispensable para todo ser humano. Aunque la mayoria de sus vecinos no creen igual que ella, y dicen cosas como “Ya tendras tiempo de tener silencio en el cementerio”, yo personalmente creo que en el ultimo tiempo se a normalizado </text:span><text:span text:style-name="T65">el tener dopamina sonorica constante en el dia a dia, como escuchar musica, dejar la tele prendida como rudio de fondo, etc. </text:span><text:span text:style-name="T66">Tambien </text:span><text:soft-page-break/><text:span text:style-name="T66">hay que tener en cuenta a los demas, ya que la sumatoria de todos los ruidos que provocamos todos, termina en un bucle de ruidos cada vez mas fuertes, </text:span><text:span text:style-name="T67">y muchas veces uno utiliza el silencio para descansar, desconectar, o inculso concentrarse. Ademas creo que tiene muchos beneficios mentales el poder manejar el silencio sin que el cerebro reciba ninguna señal. En conclusion, estoy de acuerdo con la opinion de la autora y creo que el silencio deberia ser primordial en la vida de cualquier persona.</text:span><text:span text:style-name="T62"><text:line-break/></text:span></text:p>
      <text:list text:continue-numbering="true" text:style-name="L4">
        <text:list-item>
          <text:p text:style-name="P115"><text:span text:style-name="T62">Que recursos argumentativos utiliza la autora para justificar su opinion? </text:span><text:span text:style-name="T68">Anotelos en su carpeta y transcriban ejemplos<text:line-break/><text:line-break/></text:span></text:p>
        </text:list-item>
        <text:list-item>
          <text:p text:style-name="P116">Justifique en su carpeta por que esta una nota es un articulo de opinion. </text:p>
        </text:list-item>
      </text:list>
      <text:p text:style-name="P117">El articulo de opinion, a diferencia de otros tipos de articulos, tiene un titulo que anticipa el tema el cual se va a desarrollar, desarrolla la opinion personal de la autora en todo momento, utiliza los distintos tipos de argumentos para llegar a la conlusion y ademas, el articulo lleva el nombre y el apellido de su autor. </text:p>
      <text:p text:style-name="P118"/>
      <text:p text:style-name="P118"/>
      <text:p text:style-name="P118"/>
      <text:p text:style-name="P119">16-9-25</text:p>
      <text:p text:style-name="P119"/>
      <text:p text:style-name="P120">Texto Argumentativo: El editorial</text:p>
      <text:p text:style-name="P119"/>
      <text:list text:style-name="L5">
        <text:list-item>
          <text:p text:style-name="P121">Subrayen en el texto el hecho ocurrido recientemente y que <text:s/>es el “disparador” del articulo.</text:p>
        </text:list-item>
        <text:list-item>
          <text:p text:style-name="P121">Por que se sostiene que los vendedores callejeros no son vendedores ambulantes? </text:p>
        </text:list-item>
        <text:list-item>
          <text:p text:style-name="P121">Segun el punto de vista del autor, de quien es responsabilidad el problema de los vendedores? </text:p>
        </text:list-item>
        <text:list-item>
          <text:p text:style-name="P121">Explique por que se sostiene en la nota que este problema afecta a todos.</text:p>
        </text:list-item>
        <text:list-item>
          <text:p text:style-name="P121">Resuman en sus carpetas, la opinion del autor sobre la actividad <text:span text:style-name="T69">de estos vendedores.</text:span></text:p>
        </text:list-item>
        <text:list-item>
          <text:p text:style-name="P122">Anoten en sus carpetas, que caracteristicas de los articulos de opinion tiene esta nota, incluyan un ejemplo para cada una de ellas. </text:p>
        </text:list-item>
        <text:list-item>
          <text:p text:style-name="P122">Puede un periodista trabajar para un medio que tenga una “linea editorial” diferente a sus ideas? Justifique su respuesta.</text:p>
        </text:list-item>
      </text:list>
      <text:p text:style-name="P123"><text:soft-page-break/></text:p>
      <text:p text:style-name="P124">Martes 23 de Septiembre</text:p>
      <text:p text:style-name="P125"/>
      <text:p text:style-name="P125">Argumentacion – Evaluacion</text:p>
      <text:p text:style-name="P124"/>
      <text:p text:style-name="P124"/>
      <text:p text:style-name="P126">1. Cual es el punto de partida? En este texto la tesis, esta explicita o hay que reconstruirla tras la lectura total del texto? <text:span text:style-name="T70">De las siguientes opciones, elijamos la que consideremos mas adecuada:</text:span></text:p>
      <text:p text:style-name="P126">- <text:span text:style-name="T70">Los menores son irresponsables</text:span></text:p>
      <text:p text:style-name="P127">-<text:span text:style-name="T70">Los padres deben asumir la responsabilidad por los actos de sus hijos</text:span></text:p>
      <text:p text:style-name="P126">- <text:span text:style-name="T70">El comportamiento de los menores depende de la educacion familiar</text:span></text:p>
      <text:p text:style-name="P126"/>
      <text:p text:style-name="P128">La tesis esta <text:span text:style-name="T71">inplicita y se debe armar con la lectura total del texto.</text:span></text:p>
      <text:p text:style-name="P128"/>
      <text:p text:style-name="P128"><text:span text:style-name="T71">S</text:span>e puede encontrar en el primer parrafo <text:span text:style-name="T71">el punto de partida utilizando un hecho de la actualidad sucedido recientemente en un centro comercial perteneciente a la empresa Palmares. Propone como solucion que los menores sean acompañados por un mayor de edad, para evitar mas conflictos como los anteriores</text:span></text:p>
      <text:p text:style-name="P129"/>
      <text:p text:style-name="P129"/>
      <text:p text:style-name="P129">2. El autor uitiliza subjetivemas para afirmar su posicion, cuales son? Los subrayemos en el texto</text:p>
      <text:p text:style-name="P129"/>
      <text:p text:style-name="P130">“Resultado alarmante” </text:p>
      <text:p text:style-name="P129"/>
      <text:p text:style-name="P129"/>
      <text:p text:style-name="P129">3. Identifiquemos la conclusion y subrayemos la oracion en la que se retoma la tesis</text:p>
      <text:p text:style-name="P129"/>
      <text:p text:style-name="P131">La conlsuion esta en el ultimo parrafo y en ese mismo parrafo se encuentra la oracion que retoma la tesis, “Es hora de que los padres asuman las responsabilidades porque los que generan problemas suelen ser los menos, pero afectan al resto de los chicos y a los mayores que se ven perjudicados por actitudes que dejan de lado los ambitos del respeto.</text:p>
      <text:p text:style-name="P131"/>
      <text:p text:style-name="P132">4. Argumentos utilizados por el director del periodico para sostener su postura sobre el tema.</text:p>
      <text:p text:style-name="P132"><text:soft-page-break/></text:p>
      <text:p text:style-name="P133">Ejemplificacion → “Las corridas y las peleas pasan a ser, durante los fines de semana, situaciones habituales”. Da ejemplo concreto sobre lo sucedido en los centros comerciales.</text:p>
      <text:p text:style-name="P133"/>
      <text:p text:style-name="P133">Planteo causa-consecuencia → “Destacan entonces que, cuando no se les permite el ingreso, los chicos se pelean entre ellos o bien tiran piedas a los vidrios del salon o autos estacionados” . Causa: no se permite el ingreso de menores sin un adulto responsable<text:tab/>Consecuencia: los chicos reaccionan con peleas o actos violentos</text:p>
      <text:p text:style-name="P133"/>
      <text:p text:style-name="P133">Analogia → “como verdaderos depositos, para liberarse”. Compara los centros comerciales con depositos, para mostrar la actitud de los padres.</text:p>
      <text:p text:style-name="P133"/>
      <text:p text:style-name="P133">Concesion → “Hay algunos, los menos, pero que al final terminan sobresaliendo”. Reconoce que la mayoria de los chicos se comportan bien, pero concede que unos pocos generan problemas.</text:p>
      <text:p text:style-name="P133"/>
      <text:p text:style-name="P133">Refutacion → “Los argumentos vertidos por los propietarios de salones de fiestas tambien deben ser tomados en consdieracion”. Refuta la idea de que no se debe controlar a los menores, mostrando incluso que otros coinciden en la necesidad de poner limites</text:p>
      <text:p text:style-name="P133"/>
      <text:p text:style-name="P133"/>
      <text:p text:style-name="P134">5. Por que es una editorial este texo? Justifique</text:p>
      <text:p text:style-name="P129"/>
      <text:p text:style-name="P133">Las editoriales se identifican por varias caracteristicas, la primera es la itencion, este tipo de textos opina y da un punto de vista sobre hechos de actualidad, es decir que su tema principal es sobre la actualidad. Ademas este se publica todos los dias, en la mayoria de los diarios. Por ultimo, no aparece la firma del escritor, aparece el nombre de la editorial y el escritor forma parte de esta entidad. </text:p>
      <text:p text:style-name="P123"/>
      <text:p text:style-name="P123"/>
      <text:p text:style-name="P123"/>
      <text:p text:style-name="P123"/>
      <text:p text:style-name="P135">21-10-25</text:p>
      <text:p text:style-name="P135"/>
      <text:p text:style-name="P136">Argumentacion</text:p>
      <text:p text:style-name="P137"><text:soft-page-break/></text:p>
      <text:p text:style-name="P138">Leer el texto “Abajo los expertos”</text:p>
      <text:p text:style-name="P138"/>
      <text:p text:style-name="P138">1. Identifique la estructura argumentativa.<text:tab/></text:p>
      <text:p text:style-name="P138"/>
      <text:p text:style-name="P138">2. Fundamente con 3 ejemplos del texto la siguiente generalizacion:</text:p>
      <text:p text:style-name="P138">Los blogger no confian en los medios informativos tradicionales</text:p>
      <text:p text:style-name="P138"/>
      <text:p text:style-name="P139">3. En el quinto parrafo, a partir del tema de las elecciones en el resto del mundo, es posible señalar una regla general transcribala.</text:p>
      <text:p text:style-name="P139"/>
      <text:p text:style-name="P139">4. Extraiga tres ejemplos que apoyan esa regla general.</text:p>
      <text:p text:style-name="P139"/>
      <text:p text:style-name="P139">5. En la conclusion es posible señalar la siguiente generalizacion “… el hombre comun pretende convertirse en perito asesor de si mismo”. Transcriba ejemplos que en los parrafos precendentes apoyan esa generlizacion.</text:p>
      <text:p text:style-name="P139"><text:tab/></text:p>
      <text:p text:style-name="P139"/>
      <text:p text:style-name="P140">TRABAJO FINAL</text:p>
      <text:p text:style-name="P139"/>
      <text:p text:style-name="P139">- Escribir un texto argumentativo</text:p>
      <text:p text:style-name="P139">- Respetar la estructura</text:p>
      <text:p text:style-name="P139">- Usar recursos</text:p>
      <text:p text:style-name="P139"/>
      <text:p text:style-name="P139"/>
      <text:p text:style-name="P141"><text:span text:style-name="Strong_20_Emphasis"/></text:p>
      <text:p text:style-name="P142"><text:span text:style-name="Strong_20_Emphasis">EL CELULAR EN LAS AULAS: ¿HERRAMIENTA O DISTRACCIÓN?</text:span></text:p>
      <text:p text:style-name="P143">En los últimos años, el debate sobre el uso del celular en las escuelas ha generado opiniones encontradas entre docentes, padres y estudiantes. Mientras algunos lo consideran una herramienta educativa indispensable, otros lo ven como la principal causa de distracción y bajo rendimiento académico.</text:p>
      <text:p text:style-name="P143">Los celulares deberían estar prohibidos durante las horas de clase, permitiendo su uso únicamente en momentos específicos y bajo supervisión docente, ya que su presencia constante afecta negativamente el proceso de aprendizaje y las relaciones sociales entre los estudiantes.</text:p>
      <text:p text:style-name="P143">Los especialistas en educación coinciden en que el uso indiscriminado del celular durante las clases reduce significativamente la capacidad de concentración de los alumnos. Según estudios recientes del Ministerio de Educación, los estudiantes que utilizan sus dispositivos móviles durante las explicaciones retienen un 40% menos de información que aquellos que mantienen sus celulares guardados. Esta situación no solo perjudica el rendimiento individual, sino que también interrumpe la dinámica grupal y el desarrollo normal de la clase.</text:p>
      <text:p text:style-name="P143">Además, el celular genera una falsa sensación de conexión con el conocimiento. Muchos estudiantes argumentan que necesitan sus teléfonos para buscar información rápidamente, sin embargo, esta dependencia tecnológica les impide desarrollar habilidades fundamentales como la memoria, el pensamiento crítico y la resolución autónoma de problemas. ¿Acaso no es más valioso aprender a razonar por uno mismo que depender constantemente de una búsqueda en Google?</text:p>
      <text:p text:style-name="P143">Si bien es cierto que los celulares pueden ser útiles para ciertas actividades educativas específicas, como investigaciones puntuales, uso de aplicaciones didácticas o proyectos multimedia, no obstante, estas ventajas no justifican su uso permanente en el aula. La clave está en encontrar un equilibrio: permitir su utilización solo cuando el docente lo indique para <text:soft-page-break/>una actividad concreta, y mantenerlos guardados durante el resto de la clase.</text:p>
      <text:p text:style-name="P143">Por otro lado, el uso constante del celular afecta las relaciones interpersonales entre compañeros. Durante los recreos, que deberían ser momentos de socialización y esparcimiento, muchos estudiantes permanecen aislados mirando sus pantallas en lugar de conversar y compartir con sus pares. Esta situación genera, como consecuencia, una disminución en las habilidades sociales y un empobrecimiento en la calidad de los vínculos humanos dentro de la institución educativa.</text:p>
      <text:p text:style-name="P143">En conclusión, si realmente queremos mejorar la calidad educativa y formar estudiantes capaces de concentrarse, pensar críticamente y relacionarse sanamente con otros, es fundamental establecer límites claros respecto al uso del celular en las aulas. No se trata de prohibir la tecnología, sino de enseñar a utilizarla responsablemente y en el momento adecuado. La escuela debe ser un espacio donde prime el aprendizaje significativo y la interacción humana, no donde los estudiantes se transformen en esclavos de una pantalla.</text:p>
      <text:p text:style-name="P1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1T15:43:56.223973326</meta:creation-date>
    <dc:date>2025-11-11T09:20:04.254336911</dc:date>
    <meta:editing-duration>PT21H39M51S</meta:editing-duration>
    <meta:editing-cycles>75</meta:editing-cycles>
    <meta:generator>LibreOffice/25.2.6.2$Linux_X86_64 LibreOffice_project/520$Build-2</meta:generator>
    <meta:document-statistic meta:table-count="4" meta:image-count="0" meta:object-count="0" meta:page-count="22" meta:paragraph-count="323" meta:word-count="4423" meta:character-count="27905" meta:non-whitespace-character-count="23200"/>
  </office:meta>
</office:document-meta>
</file>